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Bold" svg:font-family="'Arial,Bold'"/>
    <style:font-face style:name="CourierNewPS" svg:font-family="CourierNewPS"/>
    <style:font-face style:name="CourierNewPSMT" svg:font-family="CourierNewPSMT"/>
    <style:font-face style:name="FreestyleScript" svg:font-family="FreestyleScript"/>
    <style:font-face style:name="TimesNewRoman" svg:font-family="TimesNewRoman"/>
    <style:font-face style:name="TimesNewRoman,Bold" svg:font-family="'TimesNewRoman,Bold'"/>
    <style:font-face style:name="TimesNewRoman,Italic" svg:font-family="'TimesNewRoman,Italic'"/>
    <style:font-face style:name="TimesNewRomanPS" svg:font-family="TimesNewRomanPS"/>
    <style:font-face style:name="TimesNewRomanPSMT" svg:font-family="TimesNewRomanPSMT"/>
    <style:font-face style:name="inmyrcb" svg:font-family="inmyrcb"/>
    <style:font-face style:name="inspminptr" svg:font-family="inspminptr"/>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Preformatted_20_Text">
      <style:text-properties style:font-name="CourierNewPSMT" fo:font-size="14pt" style:font-size-asian="14pt" style:font-size-complex="14pt"/>
    </style:style>
    <style:style style:name="P3" style:family="paragraph" style:parent-style-name="Preformatted_20_Text">
      <style:text-properties style:font-name="CourierNewPS" fo:font-size="14pt" fo:font-weight="bold" style:font-size-asian="14pt" style:font-size-complex="14pt"/>
    </style:style>
    <style:style style:name="P4" style:family="paragraph" style:parent-style-name="Preformatted_20_Text">
      <style:text-properties fo:font-size="14pt" style:font-size-asian="14pt" style:font-size-complex="14pt"/>
    </style:style>
    <style:style style:name="P5" style:family="paragraph" style:parent-style-name="Preformatted_20_Text">
      <style:paragraph-properties fo:margin-top="0in" fo:margin-bottom="0.1965in"/>
      <style:text-properties style:font-name="CourierNewPSMT" fo:font-size="14pt" style:font-size-asian="14pt" style:font-size-complex="14pt"/>
    </style:style>
    <style:style style:name="P6" style:family="paragraph" style:parent-style-name="Preformatted_20_Text">
      <style:paragraph-properties fo:margin-top="0in" fo:margin-bottom="0.1965in"/>
      <style:text-properties style:font-name="CourierNewPS" fo:font-size="14pt" fo:font-weight="bold" style:font-size-asian="14pt" style:font-size-complex="14pt"/>
    </style:style>
    <style:style style:name="P7" style:family="paragraph" style:parent-style-name="Preformatted_20_Text">
      <style:paragraph-properties fo:margin-top="0in" fo:margin-bottom="0.1965in"/>
      <style:text-properties fo:font-size="14pt" style:font-size-asian="14pt" style:font-size-complex="14pt"/>
    </style:style>
    <style:style style:name="P8" style:family="paragraph" style:parent-style-name="Text_20_body">
      <style:text-properties style:font-name="inspminptr" fo:font-size="14pt" style:font-size-asian="14pt" style:font-size-complex="14pt"/>
    </style:style>
    <style:style style:name="P9" style:family="paragraph" style:parent-style-name="Text_20_body">
      <style:text-properties style:font-name="FreestyleScript" fo:font-size="14pt" style:font-size-asian="14pt" style:font-size-complex="14pt"/>
    </style:style>
    <style:style style:name="P10" style:family="paragraph" style:parent-style-name="Text_20_body">
      <style:text-properties style:font-name="TimesNewRomanPS" fo:font-size="14pt" fo:font-style="italic" style:font-size-asian="14pt" style:font-size-complex="14pt"/>
    </style:style>
    <style:style style:name="P11" style:family="paragraph" style:parent-style-name="Text_20_body">
      <style:text-properties style:font-name="TimesNewRomanPSMT" fo:font-size="14pt" style:font-size-asian="14pt" style:font-size-complex="14pt"/>
    </style:style>
    <style:style style:name="P12" style:family="paragraph" style:parent-style-name="Text_20_body">
      <style:text-properties style:font-name="Arial,Bold" fo:font-size="14pt" style:font-size-asian="14pt" style:font-size-complex="14pt"/>
    </style:style>
    <style:style style:name="P13" style:family="paragraph" style:parent-style-name="Text_20_body">
      <style:text-properties style:font-name="CourierNewPSMT" fo:font-size="14pt" style:font-size-asian="14pt" style:font-size-complex="14pt"/>
    </style:style>
    <style:style style:name="P14" style:family="paragraph" style:parent-style-name="Text_20_body">
      <style:text-properties style:font-name="TimesNewRoman" fo:font-size="14pt" style:font-size-asian="14pt" style:font-size-complex="14pt"/>
    </style:style>
    <style:style style:name="P15" style:family="paragraph" style:parent-style-name="Text_20_body">
      <style:text-properties style:font-name="TimesNewRoman" fo:font-size="14pt" fo:background-color="#00ff66" style:font-size-asian="14pt" style:font-size-complex="14pt"/>
    </style:style>
    <style:style style:name="P16" style:family="paragraph" style:parent-style-name="Text_20_body">
      <style:text-properties style:font-name="TimesNewRoman" fo:font-size="14pt" fo:background-color="#66ff99" style:font-size-asian="14pt" style:font-size-complex="14pt"/>
    </style:style>
    <style:style style:name="P17" style:family="paragraph" style:parent-style-name="Text_20_body">
      <style:text-properties style:font-name="TimesNewRoman,Italic" fo:font-size="14pt" style:font-size-asian="14pt" style:font-size-complex="14pt"/>
    </style:style>
    <style:style style:name="P18" style:family="paragraph" style:parent-style-name="Text_20_body">
      <style:text-properties fo:font-size="14pt" style:font-size-asian="14pt" style:font-size-complex="14pt"/>
    </style:style>
    <style:style style:name="P19" style:family="paragraph" style:parent-style-name="Text_20_body">
      <style:text-properties fo:font-size="14pt" fo:background-color="#00ff66" style:font-size-asian="14pt" style:font-size-complex="14pt"/>
    </style:style>
    <style:style style:name="P20" style:family="paragraph" style:parent-style-name="Text_20_body">
      <style:text-properties fo:font-size="14pt" fo:background-color="#66ff99" style:font-size-asian="14pt" style:font-size-complex="14pt"/>
    </style:style>
    <style:style style:name="P21" style:family="paragraph" style:parent-style-name="Text_20_body">
      <style:text-properties fo:color="#0000cc" style:font-name="Arial,Bold" fo:font-size="14pt" fo:font-weight="bold" style:font-size-asian="14pt" style:font-weight-asian="bold" style:font-size-complex="14pt" style:font-weight-complex="bold"/>
    </style:style>
    <style:style style:name="P22" style:family="paragraph" style:parent-style-name="Text_20_body">
      <style:text-properties style:font-name="CourierNewPS" fo:font-size="14pt" fo:font-weight="bold" style:font-size-asian="14pt" style:font-size-complex="14pt"/>
    </style:style>
    <style:style style:name="P23" style:family="paragraph" style:parent-style-name="Text_20_body">
      <style:text-properties style:font-name="CourierNewPS" fo:font-size="14pt" fo:font-style="italic" style:font-size-asian="14pt" style:font-size-complex="14pt"/>
    </style:style>
    <style:style style:name="P24" style:family="paragraph" style:parent-style-name="Text_20_body">
      <style:text-properties fo:color="#565656" style:font-name="CourierNewPSMT" fo:font-size="14pt" style:font-size-asian="14pt" style:font-size-complex="14pt"/>
    </style:style>
    <style:style style:name="P25" style:family="paragraph" style:parent-style-name="Text_20_body" style:list-style-name="L1">
      <style:text-properties style:font-name="TimesNewRomanPS" fo:font-size="14pt" fo:font-style="italic" style:font-size-asian="14pt" style:font-size-complex="14pt"/>
    </style:style>
    <style:style style:name="P26" style:family="paragraph" style:parent-style-name="Text_20_body" style:list-style-name="L2">
      <style:text-properties style:font-name="TimesNewRomanPSMT" fo:font-size="14pt" style:font-size-asian="14pt" style:font-size-complex="14pt"/>
    </style:style>
    <style:style style:name="P27" style:family="paragraph" style:parent-style-name="Text_20_body" style:list-style-name="L3">
      <style:text-properties style:font-name="TimesNewRomanPSMT" fo:font-size="14pt" style:font-size-asian="14pt" style:font-size-complex="14pt"/>
    </style:style>
    <style:style style:name="P28" style:family="paragraph" style:parent-style-name="Text_20_body" style:list-style-name="L4">
      <style:text-properties style:font-name="TimesNewRomanPSMT" fo:font-size="14pt" style:font-size-asian="14pt" style:font-size-complex="14pt"/>
    </style:style>
    <style:style style:name="P29" style:family="paragraph" style:parent-style-name="Text_20_body" style:list-style-name="L5">
      <style:text-properties style:font-name="TimesNewRomanPSMT" fo:font-size="14pt" style:font-size-asian="14pt" style:font-size-complex="14pt"/>
    </style:style>
    <style:style style:name="P30" style:family="paragraph" style:parent-style-name="Text_20_body" style:list-style-name="L6">
      <style:text-properties style:font-name="TimesNewRomanPSMT" fo:font-size="14pt" style:font-size-asian="14pt" style:font-size-complex="14pt"/>
    </style:style>
    <style:style style:name="P31" style:family="paragraph" style:parent-style-name="Text_20_body" style:list-style-name="L7">
      <style:text-properties style:font-name="TimesNewRomanPSMT" fo:font-size="14pt" style:font-size-asian="14pt" style:font-size-complex="14pt"/>
    </style:style>
    <style:style style:name="P32" style:family="paragraph" style:parent-style-name="Text_20_body" style:list-style-name="L8">
      <style:text-properties style:font-name="TimesNewRomanPSMT" fo:font-size="14pt" style:font-size-asian="14pt" style:font-size-complex="14pt"/>
    </style:style>
    <style:style style:name="P33" style:family="paragraph" style:parent-style-name="Text_20_body" style:list-style-name="L9">
      <style:text-properties style:font-name="TimesNewRomanPSMT" fo:font-size="14pt" style:font-size-asian="14pt" style:font-size-complex="14pt"/>
    </style:style>
    <style:style style:name="P34" style:family="paragraph" style:parent-style-name="Text_20_body">
      <style:text-properties fo:font-size="14pt" style:font-size-asian="14pt" style:font-size-complex="14pt"/>
    </style:style>
    <style:style style:name="P35" style:family="paragraph" style:parent-style-name="Text_20_body" style:list-style-name="L3">
      <style:text-properties fo:font-size="14pt" style:font-size-asian="14pt" style:font-size-complex="14pt"/>
    </style:style>
    <style:style style:name="P36" style:family="paragraph" style:parent-style-name="Text_20_body" style:list-style-name="L4">
      <style:text-properties fo:font-size="14pt" style:font-size-asian="14pt" style:font-size-complex="14pt"/>
    </style:style>
    <style:style style:name="P37" style:family="paragraph" style:parent-style-name="Text_20_body" style:list-style-name="L5">
      <style:text-properties fo:font-size="14pt" style:font-size-asian="14pt" style:font-size-complex="14pt"/>
    </style:style>
    <style:style style:name="P38" style:family="paragraph" style:parent-style-name="Text_20_body" style:list-style-name="L7">
      <style:text-properties fo:font-size="14pt" style:font-size-asian="14pt" style:font-size-complex="14pt"/>
    </style:style>
    <style:style style:name="P39" style:family="paragraph" style:parent-style-name="Text_20_body" style:list-style-name="L8">
      <style:text-properties fo:font-size="14pt" style:font-size-asian="14pt" style:font-size-complex="14pt"/>
    </style:style>
    <style:style style:name="P40" style:family="paragraph" style:parent-style-name="Text_20_body" style:list-style-name="L9">
      <style:text-properties fo:font-size="14pt" style:font-size-asian="14pt" style:font-size-complex="14pt"/>
    </style:style>
    <style:style style:name="P41" style:family="paragraph" style:parent-style-name="Text_20_body" style:list-style-name="L10">
      <style:text-properties fo:color="#0000cc" style:font-name="TimesNewRoman,Bold" fo:font-size="14pt" fo:font-weight="bold" style:font-size-asian="14pt" style:font-weight-asian="bold" style:font-size-complex="14pt" style:font-weight-complex="bold"/>
    </style:style>
    <style:style style:name="P42" style:family="paragraph" style:parent-style-name="Text_20_body" style:list-style-name="L10">
      <style:text-properties style:font-name="TimesNewRoman,Bold" fo:font-size="14pt" style:font-size-asian="14pt" style:font-size-complex="14pt"/>
    </style:style>
    <style:style style:name="P43" style:family="paragraph" style:parent-style-name="Text_20_body" style:list-style-name="L11">
      <style:text-properties style:font-name="TimesNewRoman,Bold" fo:font-size="14pt" style:font-size-asian="14pt" style:font-size-complex="14pt"/>
    </style:style>
    <style:style style:name="P44" style:family="paragraph" style:parent-style-name="Text_20_body" style:list-style-name="L12">
      <style:text-properties style:font-name="TimesNewRoman,Bold" fo:font-size="14pt" style:font-size-asian="14pt" style:font-size-complex="14pt"/>
    </style:style>
    <style:style style:name="P45" style:family="paragraph" style:parent-style-name="Text_20_body" style:list-style-name="L13">
      <style:text-properties style:font-name="TimesNewRoman,Bold" fo:font-size="14pt" style:font-size-asian="14pt" style:font-size-complex="14pt"/>
    </style:style>
    <style:style style:name="P46" style:family="paragraph" style:parent-style-name="Text_20_body" style:list-style-name="L14">
      <style:text-properties style:font-name="TimesNewRoman,Bold" fo:font-size="14pt" style:font-size-asian="14pt" style:font-size-complex="14pt"/>
    </style:style>
    <style:style style:name="P47" style:family="paragraph" style:parent-style-name="Text_20_body" style:list-style-name="L11">
      <style:text-properties fo:color="#000099" style:font-name="TimesNewRoman,Bold" fo:font-size="14pt" fo:font-weight="bold" style:font-size-asian="14pt" style:font-weight-asian="bold" style:font-size-complex="14pt" style:font-weight-complex="bold"/>
    </style:style>
    <style:style style:name="P48" style:family="paragraph" style:parent-style-name="Text_20_body" style:list-style-name="L13">
      <style:text-properties fo:color="#000099" style:font-name="TimesNewRoman,Bold" fo:font-size="14pt" fo:font-weight="bold" style:font-size-asian="14pt" style:font-weight-asian="bold" style:font-size-complex="14pt" style:font-weight-complex="bold"/>
    </style:style>
    <style:style style:name="P49" style:family="paragraph" style:parent-style-name="Text_20_body" style:list-style-name="L14">
      <style:text-properties fo:color="#000099" style:font-name="TimesNewRoman,Bold" fo:font-size="14pt" fo:font-weight="bold" style:font-size-asian="14pt" style:font-weight-asian="bold" style:font-size-complex="14pt" style:font-weight-complex="bold"/>
    </style:style>
    <style:style style:name="P50" style:family="paragraph" style:parent-style-name="Text_20_body" style:list-style-name="L15">
      <style:text-properties fo:color="#000099" style:font-name="Arial,Bold" fo:font-size="14pt" fo:font-weight="bold" style:font-size-asian="14pt" style:font-weight-asian="bold" style:font-size-complex="14pt" style:font-weight-complex="bold"/>
    </style:style>
    <style:style style:name="P51" style:family="paragraph" style:parent-style-name="Text_20_body" style:list-style-name="L15">
      <style:text-properties style:font-name="Arial,Bold" fo:font-size="14pt" style:font-size-asian="14pt" style:font-size-complex="14pt"/>
    </style:style>
    <style:style style:name="T1" style:family="text">
      <style:text-properties style:font-name="inmyrcb"/>
    </style:style>
    <style:style style:name="T2" style:family="text">
      <style:text-properties style:font-name="TimesNewRomanPSMT"/>
    </style:style>
    <style:style style:name="T3" style:family="text">
      <style:text-properties style:font-name="TimesNewRomanPSMT" fo:background-color="#ffff00"/>
    </style:style>
    <style:style style:name="T4" style:family="text">
      <style:text-properties style:font-name="TimesNewRomanPS" fo:font-weight="bold"/>
    </style:style>
    <style:style style:name="T5" style:family="text">
      <style:text-properties style:font-name="TimesNewRomanPS" fo:font-style="italic"/>
    </style:style>
    <style:style style:name="T6" style:family="text">
      <style:text-properties style:font-name="CourierNewPSMT"/>
    </style:style>
    <style:style style:name="T7" style:family="text">
      <style:text-properties style:font-name="CourierNewPSMT" fo:background-color="#ccff00"/>
    </style:style>
    <style:style style:name="T8" style:family="text">
      <style:text-properties style:font-name="CourierNewPSMT" fo:background-color="#66ff99"/>
    </style:style>
    <style:style style:name="T9" style:family="text">
      <style:text-properties style:font-name="CourierNewPSMT" fo:font-weight="bold" style:font-weight-asian="bold" style:font-weight-complex="bold"/>
    </style:style>
    <style:style style:name="T10" style:family="text">
      <style:text-properties style:font-name="TimesNewRoman"/>
    </style:style>
    <style:style style:name="T11" style:family="text">
      <style:text-properties style:font-name="TimesNewRoman" fo:background-color="#ccff00"/>
    </style:style>
    <style:style style:name="T12" style:family="text">
      <style:text-properties style:font-name="TimesNewRoman" fo:background-color="#ffff66"/>
    </style:style>
    <style:style style:name="T13" style:family="text">
      <style:text-properties style:font-name="TimesNewRoman" fo:background-color="#33ff99"/>
    </style:style>
    <style:style style:name="T14" style:family="text">
      <style:text-properties style:font-name="TimesNewRoman" fo:background-color="#00ff66"/>
    </style:style>
    <style:style style:name="T15" style:family="text">
      <style:text-properties style:font-name="TimesNewRoman" fo:background-color="#66ff99"/>
    </style:style>
    <style:style style:name="T16" style:family="text">
      <style:text-properties style:font-name="TimesNewRoman,Bold"/>
    </style:style>
    <style:style style:name="T17" style:family="text">
      <style:text-properties style:font-name="TimesNewRoman,Bold" fo:background-color="#ccff00"/>
    </style:style>
    <style:style style:name="T18" style:family="text">
      <style:text-properties style:font-name="TimesNewRoman,Bold" fo:background-color="#ffff66"/>
    </style:style>
    <style:style style:name="T19" style:family="text">
      <style:text-properties style:font-name="TimesNewRoman,Bold" fo:background-color="#00ff66"/>
    </style:style>
    <style:style style:name="T20" style:family="text">
      <style:text-properties style:font-name="TimesNewRoman,Italic"/>
    </style:style>
    <style:style style:name="T21" style:family="text">
      <style:text-properties style:font-name="TimesNewRoman,Italic" fo:background-color="#ffff66"/>
    </style:style>
    <style:style style:name="T22" style:family="text">
      <style:text-properties style:font-name="CourierNewPS" fo:font-weight="bold"/>
    </style:style>
    <style:style style:name="T23" style:family="text">
      <style:text-properties style:font-name="CourierNewPS" fo:font-style="italic"/>
    </style:style>
    <style:style style:name="T24" style:family="text">
      <style:text-properties style:font-name="Arial1"/>
    </style:style>
    <style:style style:name="T25" style:family="text">
      <style:text-properties fo:color="#565656" style:font-name="CourierNewPSMT"/>
    </style:style>
    <style:style style:name="T26" style:family="text">
      <style:text-properties fo:background-color="#ffff00"/>
    </style:style>
    <style:style style:name="T27" style:family="text">
      <style:text-properties fo:color="#800000" style:font-name="TimesNewRomanPSMT" fo:font-weight="bold" style:font-weight-asian="bold" style:font-weight-complex="bold"/>
    </style:style>
    <style:style style:name="T28" style:family="text">
      <style:text-properties fo:color="#800000" style:font-name="TimesNewRoman" fo:font-weight="bold" style:font-weight-asian="bold" style:font-weight-complex="bold"/>
    </style:style>
    <style:style style:name="T29" style:family="text">
      <style:text-properties fo:color="#800000" style:font-name="CourierNewPSMT" fo:font-weight="bold" style:font-weight-asian="bold" style:font-weight-complex="bold"/>
    </style:style>
    <style:style style:name="T30" style:family="text">
      <style:text-properties fo:background-color="#ffff66"/>
    </style:style>
    <style:style style:name="T31" style:family="text">
      <style:text-properties fo:font-weight="normal" style:font-weight-asian="normal" style:font-weight-complex="normal"/>
    </style:style>
    <style:style style:name="T32" style:family="text">
      <style:text-properties fo:color="#ff0000" style:font-name="CourierNewPSMT" fo:font-weight="bold" style:font-weight-asian="bold" style:font-weight-complex="bold"/>
    </style:style>
    <style:style style:name="T33" style:family="text">
      <style:text-properties fo:color="#ff0000" style:font-name="TimesNewRoman" fo:font-weight="bold" style:font-weight-asian="bold" style:font-weight-complex="bold"/>
    </style:style>
    <style:style style:name="T34" style:family="text">
      <style:text-properties fo:color="#ff0000" style:font-name="TimesNewRoman,Bold" fo:font-weight="bold" style:font-weight-asian="bold"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vid R. Brooks </text:p>
      <text:p text:style-name="P18"><text:span text:style-name="T1">An Introduction to HTML and JavaScript for Scientists and Engineers </text:span></text:p>
      <text:p text:style-name="P9">Preface </text:p>
      <text:list xml:id="list4163634223201042517" text:style-name="L1">
        <text:list-item>
          <text:p text:style-name="P25">What is the purpose of this book?</text:p>
          <text:p text:style-name="P25"/>
        </text:list-item>
      </text:list>
      <text:p text:style-name="P11">There are many students, <text:span text:style-name="T26">other than those specifically interested</text:span> in computer-related areas such as computer science or computer engineering, <text:span text:style-name="T26">who nevertheless need</text:span> to know how to solve computational problems on computers. There are basically two approaches to meeting the needs of such students. <text:span text:style-name="T26">One is to rely</text:span> on software applications such as <text:span text:style-name="T26">spread- sheets</text:span>, using built-in functions as needed, without relying explicitly on any of the <text:span text:style-name="T26">constructs</text:span>, such as branching and looping, that are common to programming languages. </text:p>
      <text:p text:style-name="P11"/>
      <text:p text:style-name="P11">A second approach is to teach such students a traditional programming language, previously Fortran or Pascal, and more recently C, C++, or Java. These languages play important roles in certain kinds of work, such as computer science (C++, Java) or scientific computing (C and Fortran), but having to learn one of them may be viewed, possibly with good reason, <text:span text:style-name="T26">as irrelevant by many students</text:span>. </text:p>
      <text:p text:style-name="P11"/>
      <text:p text:style-name="P18"><text:span text:style-name="T2">From a student’s point of view, there is no </text:span><text:span text:style-name="T3">painless</text:span><text:span text:style-name="T2"> solution to this dilemma, but in this book I assume that learning to solve computational problems in an HTML/JavaScript environment </text:span><text:span text:style-name="T3">will at least appear </text:span><text:span text:style-name="T2">to be a more relevant solution. Both </text:span><text:span text:style-name="T4">HTML</text:span><text:span text:style-name="T27">1</text:span><text:span text:style-name="T2"> and </text:span><text:span text:style-name="T4">JavaScript </text:span><text:span text:style-name="T2">are essential for Web development </text:span><text:span text:style-name="T3">and some working knowledge of them</text:span><text:span text:style-name="T2"> is a useful and marketable skill. So, in addition to learning basic programming concepts, students can also learn something that may be more immediately valuable than older text-based languages. </text:span></text:p>
      <text:p text:style-name="P11"/>
      <text:p text:style-name="P18"><text:span text:style-name="T3">In many ways</text:span><text:span text:style-name="T2">, the HTML/JavaScript environment is more difficult to learn than a traditional text-based programming language such as C. C is a mature (some might prefer “obsolete”), </text:span><text:span text:style-name="T3">fairly small language </text:span><text:span text:style-name="T2">with an unambiguous set of syntax rules and a primitive text-based input/output interface. You can view the limitations of C as either a </text:span><text:span text:style-name="T3">blessing or a curse</text:span><text:span text:style-name="T2">, depending on your needs. A major advantage of C is that programs written in </text:span><text:span text:style-name="T4">ANSI </text:span><text:span text:style-name="T2">Standard C should work equally well on any computer that has a C compiler, making the language inherently </text:span><text:span text:style-name="T4">platform- independent</text:span><text:span text:style-name="T2">. </text:span></text:p>
      <text:p text:style-name="P11"/>
      <text:p text:style-name="P11">JavaScript and HTML, on the other hand, <text:span text:style-name="T26">are immature and very unstable languages </text:span>(if <text:soft-page-break/>we can agree informally to call HTML a “language”) that function within a constantly changing Web environment. There are dialects of HTML and JavaScript that will work only on particular computing platforms and with specific software. While it is true that there are extensions to languages such as C and other older languages that are platform-dependent, the platform dependence of HTML and JavaScript is a major implementation issue rather than an occasional minor inconvenience. </text:p>
      <text:p text:style-name="P11"/>
      <text:p text:style-name="P11">As one indication of the teaching and learning challenges these environments provide, just three popular <text:span text:style-name="T26">paperback</text:span> HTML and JavaScript reference books occupy nearly 6 inches of space (15 cm in deference to non-U.S. readers) on my office bookshelf! A great deal of the material in those books is devoted to explaining <text:span text:style-name="T26">the often subtle differences</text:span> among various versions of HTML and JavaScript. </text:p>
      <text:p text:style-name="P11"/>
      <text:p text:style-name="P11"><text:span text:style-name="T26">Fortunately</text:span>, it is possible to present some core subsets of both HTML and JavaScript that can be used to solve some of the same kinds of computational problems that would be appropriate for a more traditional language such as C or C++. My motivation for writing this book was to learn how to use HTML and JavaScript to write my own online applications, and I now use this environment for many tasks that I previously would have <text:span text:style-name="T26">undertaken</text:span> in C. </text:p>
      <text:p text:style-name="P11"/>
      <text:p text:style-name="P11">Based on this experience, I have concluded that, despite the fact that JavaScript is definitely not intended as a “scientific computing” language, it is <text:span text:style-name="T26">nonetheless</text:span> reasonable to present some basic programming skills of interest to science and engineering students and practitioners in the context of an HTML/JavaScript environment. The examples and exercises presented in the book do not require extensive science, engineering, or mathematics background (<text:span text:style-name="T26">only rarely</text:span>, in a few of the exercises) <text:span text:style-name="T26">is knowledge beyond</text:span> basic algebra needed), so I believe this book could serve as a beginning programming text even for high school students. </text:p>
      <text:p text:style-name="P11"/>
      <text:p text:style-name="P10">ii. Learning by Example </text:p>
      <text:p text:style-name="P11">It is well known that people learn new skills in different ways. Personally, I learn best by having a specific goal and then studying examples that seem related to that goal. Once I understand those examples, I can incorporate them into my own work. I have used that learning model in this book, which contains many complete examples that can serve as starting points for your work. </text:p>
      <text:p text:style-name="P11"/>
      <text:p text:style-name="P11"><text:span text:style-name="T26">This model works </text:span>well in an online environment, too. The amount of online information about both HTML and JavaScript is so vast that it <text:span text:style-name="T26">is only a slight exaggeration to state</text:span> <text:soft-page-break/><text:span text:style-name="T26">that nobody writes</text:span> original JavaScript code <text:span text:style-name="T26">any more</text:span>. <text:span text:style-name="T26">If you have trouble</text:span> “learning by example,” you will have trouble learning these languages, not just from this book, but in general because that is how most of the available information is presented. </text:p>
      <text:p text:style-name="P11"/>
      <text:p text:style-name="P18"><text:span text:style-name="T3">It is an inescapable fact</text:span><text:span text:style-name="T2"> that a great deal of the source code behind Web pages involves nothing more (or less) than creative cutting, pasting, and tweaking of existing code. Aside from the issues of plagiarism and intellectual dishonesty that must be dealt with in an academic environ- ment, there is also the practical matter of an effective learning strategy. You cannot learn to solve your own computational problems just by try- ing to paste together someone else’s work. (Believe me, I’ve tried!) Until you develop your own independent skills, you will be constantly frus- trated because you will never find </text:span><text:span text:style-name="T5">exactly </text:span><text:span text:style-name="T2">what you need to copy and you will be unable to synthesize what you need from what is available. </text:span></text:p>
      <text:p text:style-name="P18"><text:span text:style-name="T2">So, while you should expect to find yourself constantly recycling your own code throughout a course based on this book, you need to be responsible for your own work. Make sure you really </text:span><text:span text:style-name="T5">learn </text:span><text:span text:style-name="T2">and don’t just </text:span><text:span text:style-name="T5">learn to copy</text:span><text:span text:style-name="T2">! </text:span></text:p>
      <text:p text:style-name="P10">iii. Acknowledgments </text:p>
      <text:p text:style-name="P11">I am once again indebted to my wife, Susan, for her patient edit- ing of this manuscript. Considering that she also edited two of my previ- ous computer programming manuscripts, I can conclude only that suffi- cient time has passed to dim her recollections of those experiences! </text:p>
      <text:p text:style-name="P11">During the Fall of 2006, student comments in a class I taught for Drexel University’s School of Biomedical Engineering, Science and Health Systems, have provided valuable suggestions for improving the presentation and content of this manuscript. </text:p>
      <text:p text:style-name="P9">Contents </text:p>
      <text:p text:style-name="P9">1. Introductory Concepts </text:p>
      <text:list xml:id="list4458617947116460750" text:style-name="L2">
        <text:list-item>
          <text:p text:style-name="P26">1.1  Introducing the Tools <text:s/></text:p>
          <text:p text:style-name="P26">1.1.2 What Is an HTML Document?</text:p>
          <text:p text:style-name="P26">1.1.2 What Is JavaScript?</text:p>
          <text:p text:style-name="P26">1.1.3 How Do You Create HTML/JavaScript Documents? </text:p>
          <text:p text:style-name="P26">1.1.4 Some Typographic Conventions Used in This Book <text:s/></text:p>
          <text:p text:style-name="P26">1.1.5 Where Should I Look for More Information about HTML and JavaScript? </text:p>
          <text:p text:style-name="P26">1.2  Your First HTML/JavaScript Documents <text:s/></text:p>
          <text:p text:style-name="P26">1.3  Accessing HTML Documents on the Web </text:p>
          <text:p text:style-name="P26">1.4  Another Example </text:p>
          <text:p text:style-name="P26"><text:soft-page-break/></text:p>
        </text:list-item>
      </text:list>
      <text:p text:style-name="P9">2. HTML Document Basics</text:p>
      <text:list xml:id="list3133678441387734090" text:style-name="L3">
        <text:list-item>
          <text:list>
            <text:list-item>
              <text:p text:style-name="P27">Documents, Elements, Attributes, and Values </text:p>
              <text:p text:style-name="P35"><text:span text:style-name="T2">2.1.1 EssentialElements</text:span><text:span text:style-name="T5">..............................................................</text:span><text:span text:style-name="T2">21 </text:span></text:p>
              <text:p text:style-name="P27">2.1.2 Some Other Important Elements......................................... 22 </text:p>
            </text:list-item>
          </text:list>
        </text:list-item>
      </text:list>
      <text:list xml:id="list8949908233863492086" text:style-name="L4">
        <text:list-item>
          <text:p text:style-name="P28">2.2  HTML Syntax and Style ............................................................... 29 </text:p>
        </text:list-item>
        <text:list-item>
          <text:p text:style-name="P36"><text:span text:style-name="T2">2.3  Using the </text:span><text:span text:style-name="T6">script </text:span><text:span text:style-name="T2">Element ........................................................... 30 </text:span></text:p>
        </text:list-item>
        <text:list-item>
          <text:p text:style-name="P28">2.4  Creating and Organizing a Web Site............................................. 31 </text:p>
        </text:list-item>
        <text:list-item>
          <text:p text:style-name="P28">2.5  Selecting and Using Colors ........................................................... 35 </text:p>
        </text:list-item>
        <text:list-item>
          <text:p text:style-name="P28">2.6  Using Cascading Style Sheets ....................................................... 36 </text:p>
        </text:list-item>
        <text:list-item>
          <text:p text:style-name="P28">2.7  Another Example .......................................................................... 42 </text:p>
        </text:list-item>
      </text:list>
      <text:p text:style-name="P9">3. HTML Tables, Forms, and Lists .............................................................. 43 </text:p>
      <text:list xml:id="list4865218857188781230" text:style-name="L5">
        <text:list-item>
          <text:p text:style-name="P37"><text:span text:style-name="T2">3.1  The </text:span><text:span text:style-name="T6">table </text:span><text:span text:style-name="T2">Element ...................................................................... 43 3.1.1 BasicTableFormatting.......................................................43 3.1.2 Merging Cells across Rows and Columns............................ 45 </text:span></text:p>
        </text:list-item>
        <text:list-item>
          <text:p text:style-name="P37"><text:span text:style-name="T2">3.2  The </text:span><text:span text:style-name="T6">form </text:span><text:span text:style-name="T2">Element......................................................................... 49 </text:span></text:p>
        </text:list-item>
        <text:list-item>
          <text:p text:style-name="P29">3.3  Creating Pull-Down Lists.............................................................. 53 </text:p>
        </text:list-item>
        <text:list-item>
          <text:p text:style-name="P29">3.4  Combining Tables and Forms ....................................................... 54 </text:p>
        </text:list-item>
        <text:list-item>
          <text:p text:style-name="P29">3.5  E-Mailing the Contents of Forms .................................................. 57 </text:p>
        </text:list-item>
        <text:list-item>
          <text:p text:style-name="P29">3.6  The List Elements ......................................................................... 59 </text:p>
        </text:list-item>
        <text:list-item>
          <text:p text:style-name="P29">3.7  Another Example .......................................................................... 64 </text:p>
        </text:list-item>
      </text:list>
      <text:p text:style-name="P9">4. Fundamentals of the JavaScript Language.................................................... 67 </text:p>
      <text:list xml:id="list6637204585887107827" text:style-name="L6">
        <text:list-item>
          <text:p text:style-name="P30">4.1  Capabilities of JavaScript.............................................................. 67 </text:p>
        </text:list-item>
        <text:list-item>
          <text:p text:style-name="P30">4.2  Some Essential Terminology ........................................................ 69 </text:p>
        </text:list-item>
        <text:list-item>
          <text:p text:style-name="P30">4.3  Structure of JavaScript Code......................................................... 70 </text:p>
        </text:list-item>
      </text:list>
      <text:p text:style-name="P11">4.3.1 4.3.2 4.3.3 </text:p>
      <text:p text:style-name="P11">4.4 Data 4.4.1 4.4.2 4.4.3 </text:p>
      <text:p text:style-name="P11">JavaScriptStatements.........................................................70 StatementBlocks................................................................71 Comments...........................................................................71 </text:p>
      <text:p text:style-name="P11">and Objects ........................................................................... 73 Data Declarations and V ariables ......................................... 73 <text:soft-page-break/>DataTypes..........................................................................74 Literals................................................................................75 </text:p>
      <text:p text:style-name="P11">4.4.4 Case Sensitivity ................................................................... 75 </text:p>
      <text:p text:style-name="P11">4.4.5 </text:p>
      <text:p text:style-name="P11">ObjectsandMethodsforInputandOutput.........................76 </text:p>
      <text:p text:style-name="P11">4.4.6 4.5 Tokens, Operators, Expressions, and Statements.......................... 80 </text:p>
      <text:p text:style-name="P11">StringMethods....................................................................78 </text:p>
      <text:p text:style-name="P11">4.5.1 Tokens.................................................................................80 4.5.2 ArithmeticOperators..........................................................81 4.5.3 TheAssignmentOperator...................................................82 4.5.4 ShorthandArithmetic/AssignmentOperators.....................83 </text:p>
      <text:list xml:id="list3309156508695977214" text:style-name="L7">
        <text:list-item>
          <text:p text:style-name="P38"><text:span text:style-name="T2">4.6  The JavaScript </text:span><text:span text:style-name="T6">Math </text:span><text:span text:style-name="T2">Object.......................................................... 85 </text:span></text:p>
        </text:list-item>
        <text:list-item>
          <text:p text:style-name="P38"><text:span text:style-name="T2">4.7  Comparison Operators and Decision-Making Structures.............. 90 4.7.1 RelationalandLogicalOperators.......................................90 4.7.2 The</text:span><text:span text:style-name="T6">if</text:span><text:span text:style-name="T2">Construct(BranchingStructures)...........................90 4.7.3 The</text:span><text:span text:style-name="T6">switch</text:span><text:span text:style-name="T2">Construct........................................................95 </text:span></text:p>
        </text:list-item>
        <text:list-item>
          <text:p text:style-name="P31">4.8  Loop Structures ............................................................................. 97 4.8.1 Count-ControlledLoops.....................................................97 4.8.2 ConditionalLoops...............................................................99 </text:p>
        </text:list-item>
        <text:list-item>
          <text:p text:style-name="P31">4.9  Using JavaScript to Change Values in Form Fields.................... 102 </text:p>
        </text:list-item>
      </text:list>
      <text:p text:style-name="P11">4.10 Another Example......................................................................... 105 </text:p>
      <text:p text:style-name="P9">5. Using Arrays in HTML/JavaScript ........................................................107 </text:p>
      <text:list xml:id="list8896256137674613159" text:style-name="L8">
        <text:list-item>
          <text:p text:style-name="P32">5.1  Basic Array Properties ................................................................ 107 </text:p>
        </text:list-item>
        <text:list-item>
          <text:p text:style-name="P32">5.2  Some Operations on Arrays ........................................................ 111 5.2.1 ManipulatingStacksandQueues......................................111 5.2.2 Sorting...............................................................................114 </text:p>
        </text:list-item>
        <text:list-item>
          <text:p text:style-name="P32">5.3  Creating Two-Dimensional Arrays ............................................. 115 </text:p>
        </text:list-item>
        <text:list-item>
          <text:p text:style-name="P32">5.4  Using Arrays to Access the Contents of Forms .......................... 118 </text:p>
          <text:list>
            <text:list-item>
              <text:p text:style-name="P39"><text:span text:style-name="T2">5.4.1  AccessingValuesof</text:span><text:span text:style-name="T6">type=text”</text:span><text:span text:style-name="T2">Fields......................118 </text:span></text:p>
            </text:list-item>
            <text:list-item>
              <text:p text:style-name="P39"><text:span text:style-name="T2">5.4.2  Accessing</text:span><text:span text:style-name="T6">type=“radio”</text:span><text:span text:style-name="T2">and</text:span><text:span text:style-name="T6">type=“checkbox” </text:span><text:span text:style-name="T2">Fields................................................................................. 120 </text:span></text:p>
            </text:list-item>
          </text:list>
        </text:list-item>
        <text:list-item>
          <text:p text:style-name="P32">5.5  Hiding the Contents of a JavaScript Script ................................. 122 </text:p>
        </text:list-item>
        <text:list-item>
          <text:p text:style-name="P32">5.6  Another Example ........................................................................ 124 </text:p>
        </text:list-item>
      </text:list>
      <text:p text:style-name="P9">6. JavaScript Functions.............................................................................127 </text:p>
      <text:list xml:id="list8660029604665653276" text:style-name="L9">
        <text:list-item>
          <text:p text:style-name="P33"><text:soft-page-break/>6.1  The Purpose of Functions in Programming................................. 127 </text:p>
        </text:list-item>
        <text:list-item>
          <text:p text:style-name="P33">6.2  Defining JavaScript Functions .................................................... 128 </text:p>
        </text:list-item>
        <text:list-item>
          <text:p text:style-name="P33">6.3  Using JavaScript Functions with HTML Forms ......................... 131 </text:p>
          <text:p text:style-name="P40"><text:span text:style-name="T2">6.3.1 UsingNumericalValuesasInput.....................................132 6.3.2 UsingFieldName</text:span><text:span text:style-name="T6">value</text:span><text:span text:style-name="T2">AttributesasInput...................135 6.3.3 UsingFieldNamesasInput..............................................135 6.3.4 UsingEntireFormsasInput.............................................136 </text:span></text:p>
        </text:list-item>
        <text:list-item>
          <text:p text:style-name="P40"><text:span text:style-name="T2">6.4  Some </text:span><text:span text:style-name="T6">Global </text:span><text:span text:style-name="T2">Methods and Event Handlers .............................. 140 6.4.1 </text:span><text:span text:style-name="T6">Global </text:span><text:span text:style-name="T2">Methods .............................................................. 140 6.4.2 UsingEventHandlerswithFormsandFunctions............143 </text:span></text:p>
        </text:list-item>
        <text:list-item>
          <text:p text:style-name="P33">6.5  Recursive Functions .................................................................... 144 </text:p>
        </text:list-item>
        <text:list-item>
          <text:p text:style-name="P33">6.6  Passing Values from One Document to Another ........................ 149 </text:p>
        </text:list-item>
        <text:list-item>
          <text:p text:style-name="P40"><text:span text:style-name="T2">6.7  Revisiting the JavaScript </text:span><text:span text:style-name="T6">sort() </text:span><text:span text:style-name="T2">Method ................................. 151 </text:span></text:p>
        </text:list-item>
        <text:list-item>
          <text:p text:style-name="P33">6.8  More Examples ........................................................................... 152 </text:p>
        </text:list-item>
      </text:list>
      <text:p text:style-name="P9">Glossary ...............................................................................................161 Appendices .............................................................................................169 </text:p>
      <text:p text:style-name="P11">A.1 HTML Document Examples ...................................................... 169 A.2 Displaying Special Characters in an HTML Document ............. 171 </text:p>
      <text:p text:style-name="P9">Exercises...............................................................................................173 Index ....................................................................................................193 </text:p>
      <text:p text:style-name="P9"/>
      <text:p text:style-name="P9">1. Introductory Concepts </text:p>
      <text:p text:style-name="P18"><text:span text:style-name="T10">Chapter 1 provides a very brief introduction to using HTML and JavaScript for creating simple Web pages. It presents examples that illustrate the way in which JavaScript interfaces with an HTML document to display some printed output in a Web browser window, and introduces the concept of an HTML document as an </text:span><text:span text:style-name="T11">object</text:span><text:span text:style-name="T10">, with certain methods and properties accessible through JavaScript to act on that object. There are also some examples that show how to modify the appearance of a document by using HTML </text:span><text:span text:style-name="T11">tags</text:span><text:span text:style-name="T10"> and their </text:span><text:span text:style-name="T11">attributes</text:span><text:span text:style-name="T10">, including as part of a text string passed as a calling </text:span><text:span text:style-name="T10">argument to JavaScript’s </text:span><text:span text:style-name="T7">write() </text:span><text:span text:style-name="T11">method</text:span><text:span text:style-name="T10">. </text:span></text:p>
      <text:p text:style-name="P14"/>
      <text:p text:style-name="P21"><text:soft-page-break/>1.1 Introducing the Tools </text:p>
      <text:list xml:id="list8103069555807953385" text:style-name="L10">
        <text:list-item>
          <text:list>
            <text:list-item>
              <text:list>
                <text:list-item>
                  <text:p text:style-name="P41">What Is an HTML Document?</text:p>
                  <text:p text:style-name="P42"/>
                </text:list-item>
              </text:list>
            </text:list-item>
          </text:list>
        </text:list-item>
      </text:list>
      <text:p text:style-name="P18"><text:span text:style-name="T10">HTML is an acronym for </text:span><text:span text:style-name="T17">H</text:span><text:span text:style-name="T11">yper</text:span><text:span text:style-name="T17">T</text:span><text:span text:style-name="T11">ext </text:span><text:span text:style-name="T17">M</text:span><text:span text:style-name="T11">arkup </text:span><text:span text:style-name="T17">L</text:span><text:span text:style-name="T11">anguage</text:span><text:span text:style-name="T10">. </text:span><text:span text:style-name="T16">HTML documents</text:span><text:span text:style-name="T10">, the foundation of all content appearing on the </text:span><text:span text:style-name="T17">World Wide Web (WWW)</text:span><text:span text:style-name="T10">, consist of two essential parts: information content and a set of instructions that tells a computer how to display that content. The instructions—the “</text:span><text:span text:style-name="T11">markup</text:span><text:span text:style-name="T10">,” in editorial jargon—comprise the HTML language. It is not a programming language in the traditional sense, but rather a set of instructions about how to display content. </text:span><text:span text:style-name="T12">The computer application</text:span><text:span text:style-name="T10"> that translates this description is called a </text:span><text:span text:style-name="T18">Web browser</text:span><text:span text:style-name="T10">. Ideally, online content should always look the same regardless of the browser used or the operating system on which it resides, but the goal of platform independence is achieved only approximately in practice. </text:span></text:p>
      <text:p text:style-name="P14"/>
      <text:p text:style-name="P18"><text:span text:style-name="T10">A basic HTML document requires a minimum of four sets of </text:span><text:span text:style-name="T16">elements</text:span><text:span text:style-name="T10">: </text:span></text:p>
      <text:p text:style-name="P14"/>
      <text:p text:style-name="P13">&lt;html&gt; ... &lt;/html&gt; </text:p>
      <text:p text:style-name="P13">&lt;head&gt; ... &lt;/head&gt; </text:p>
      <text:p text:style-name="P13">&lt;title&gt; ... &lt;/title&gt; </text:p>
      <text:p text:style-name="P13">&lt;body&gt; ... &lt;/body&gt; </text:p>
      <text:p text:style-name="P13"/>
      <text:p text:style-name="P18"><text:span text:style-name="T10">These elements define the essential parts of an HTML document: the document itself, a heading section, a title section, and a body. Each of the elements is defined by two </text:span><text:span text:style-name="T16">tags</text:span>—<text:span text:style-name="T10">a start tag and an end tag. Tags are always enclosed in angle brackets: </text:span><text:span text:style-name="T6">&lt;...&gt;</text:span><text:span text:style-name="T10">. End tags start with a slash (</text:span><text:span text:style-name="T6">/</text:span><text:span text:style-name="T10">). As is shown later, </text:span><text:span text:style-name="T13">some HTML elements have only one tag</text:span><text:span text:style-name="T10">. Most tags are </text:span><text:span text:style-name="T21">supposed</text:span><text:span text:style-name="T20"> </text:span><text:span text:style-name="T10">to occur in pairs, although this rule </text:span><text:span text:style-name="T12">is only loosely enforced</text:span><text:span text:style-name="T10"> in HTML. In order to support a </text:span><text:span text:style-name="T16">scripting language </text:span><text:span text:style-name="T10">such as JavaScript (much more about that later!), another element must be added: </text:span></text:p>
      <text:p text:style-name="P14"/>
      <text:p text:style-name="P13">&lt;script&gt; ... &lt;/script&gt; </text:p>
      <text:p text:style-name="P13"/>
      <text:p text:style-name="P18"><text:span text:style-name="T10">For our purposes, a </text:span><text:span text:style-name="T6">script </text:span><text:span text:style-name="T10">element always contains JavaScript code. These elements are organized as follows within an HTML document: </text:span></text:p>
      <text:p text:style-name="P14"/>
      <text:p text:style-name="P2">&lt;html&gt;</text:p>
      <text:p text:style-name="P7"><text:s text:c="2"/><text:span text:style-name="T6">&lt;head&gt;</text:span></text:p>
      <text:p text:style-name="P13"><text:soft-page-break/>&lt;title&gt; ... &lt;/title&gt; </text:p>
      <text:p text:style-name="P13">... &lt;!-- Optional script elements as needed. --&gt; &lt;script&gt; ... &lt;/script&gt; </text:p>
      <text:p text:style-name="P4"><text:s text:c="2"/><text:span text:style-name="T6">&lt;/head&gt;</text:span></text:p>
      <text:p text:style-name="P7"><text:s text:c="2"/><text:span text:style-name="T6">&lt;body&gt;</text:span></text:p>
      <text:p text:style-name="P13">... </text:p>
      <text:p text:style-name="P4"><text:s text:c="2"/><text:span text:style-name="T6">&lt;/body&gt;</text:span></text:p>
      <text:p text:style-name="P5">&lt;/html&gt;</text:p>
      <text:p text:style-name="P5"/>
      <text:p text:style-name="P18"><text:span text:style-name="T10">The </text:span><text:span text:style-name="T6">html </text:span><text:span text:style-name="T10">tag encloses all other tags and defines the boundaries of the HTML document. We will return to all the other tags later. </text:span><text:span text:style-name="T6">script </text:span><text:span text:style-name="T10">tags are often found inside the </text:span><text:span text:style-name="T6">&lt;head&gt; </text:span><text:span text:style-name="T10">tag, but they can appear </text:span><text:span text:style-name="T12">elsewhere</text:span><text:span text:style-name="T10"> in a document as well. The indenting used to set </text:span><text:span text:style-name="T12">off pairs</text:span><text:span text:style-name="T10"> of tags is optional, but it makes documents easier to create, read, and edit. This style is part of good programming practice in all languages. </text:span></text:p>
      <text:p text:style-name="P14"/>
      <text:p text:style-name="P14">Owing to the fact that JavaScript <text:span text:style-name="T30">is so tightly bound </text:span>to HTML documents, you must learn JavaScript along with at least a subset of HTML. Unfortunately for anyone trying to learn and use HTML and JavaScript, each of the several available browsers is free to implement and support JavaScript in its own way. A browser does not even have to sup- port JavaScript <text:span text:style-name="T30">at all,</text:span> although it is hard to imagine why it would not do so. Browsers can and do incorporate some proprietary HTML and JavaScript features that may not be supported by other browsers. Newer versions of any browser may support features that will not be recognized by earlier versions. </text:p>
      <text:p text:style-name="P14">Fortunately, it is possible to work with what is essentially a de facto standardized subset of HTML and JavaScript. As a result, some of the descriptions of the details of HTML and JavaScript in this book are incomplete. This is not necessarily bad! </text:p>
      <text:p text:style-name="P14"/>
      <text:p text:style-name="P14"><text:span text:style-name="T30">Although we tend to think</text:span> of HTML documents as a way to distribute information for remote access on the Web, they are equally useful when used locally on any computer that has a browser. Thus, in conjunction with JavaScript, you can create a self-contained problem-solving environment that can be used locally as well as (literally) globally. </text:p>
      <text:p text:style-name="P14"/>
      <text:p text:style-name="P18"><text:span text:style-name="T10">Good programming technique often involves separating the </text:span><text:span text:style-name="T16">input/output (I/O) interface </text:span><text:span text:style-name="T10">from the underlying calculations that do the work of a program, using appropriate modularization. The programming environment provided by HTML/JavaScript provides </text:span><text:soft-page-break/><text:span text:style-name="T10">a conceptually elegant means of implementing this strategy. An HTML document provides the I/O interface and JavaScript handles the calculations. An advantage of HTML is that it provides a </text:span><text:span text:style-name="T12">wealth</text:span><text:span text:style-name="T10"> of interface possibilities </text:span><text:span text:style-name="T12">that far surpass</text:span><text:span text:style-name="T10"> those of text-based languages such as C. </text:span></text:p>
      <text:p text:style-name="P14"/>
      <text:list xml:id="list4953271289043936218" text:style-name="L11">
        <text:list-item>
          <text:list>
            <text:list-item>
              <text:list>
                <text:list-item>
                  <text:p text:style-name="P47">What Is JavaScript?</text:p>
                  <text:p text:style-name="P43"/>
                </text:list-item>
              </text:list>
            </text:list-item>
          </text:list>
        </text:list-item>
      </text:list>
      <text:p text:style-name="P18"><text:span text:style-name="T10">JavaScript is an </text:span><text:span text:style-name="T16">interpreted </text:span><text:span text:style-name="T10">(rather than a </text:span><text:span text:style-name="T16">compiled</text:span><text:span text:style-name="T10">) </text:span><text:span text:style-name="T16">object-oriented programming language</text:span><text:span text:style-name="T10">, with roots in C/C++, that has been developed for use with other Web tools. It does not operate as a standalone language, but rather is designed to work together with HTML for creating interactive Web pages. JavaScript is not the same as Java, which is a compiled object-oriented language. </text:span></text:p>
      <text:p text:style-name="P14"/>
      <text:p text:style-name="P18"><text:span text:style-name="T14">JavaScript is used to write </text:span><text:span text:style-name="T19">client side applications</text:span><text:span text:style-name="T10">, which means that its code is sent to a user’s computer when a Web page is loaded. The code is then executed, basically line by line, by a JavaScript interpreter included as part of the user’s (client’s) Web browser. This arrangement minimizes security issues that can arise when a client computer interacts with the computer that sent the page. It also makes it easy to package an entire problem—with its own user interface and solution—self-contained within a single document. </text:span></text:p>
      <text:p text:style-name="P14"/>
      <text:p text:style-name="P14">However, the inability to interact dynamically with information on the server does impose limitations on the kinds of tasks that JavaScript can accomplish. </text:p>
      <text:p text:style-name="P14">It is commonplace to refer to any set of written computer instructions as a “program,” but this term should perhaps be more rigorously applied to <text:span text:style-name="T30">a separate entity</text:span> that can be executed on its own. As JavaScript is interpreted rather than compiled, a separately executable entity is never created. Rather, JavaScript code statements are interpreted and executed one at a time, essentially “on the fly.” Although this may seem inefficient, there is rarely <text:span text:style-name="T31">any discernible time lag </text:span>associated with executing JavaScript commands on modern computers. </text:p>
      <text:p text:style-name="P14"/>
      <text:p text:style-name="P14">JavaScript is one of a class of scripting languages whose purpose is to access and modify components of an existing information interface. (Microsoft’s VBScript is another scripting language.) In this case, the interface is an HTML document. <text:span text:style-name="T30">Something</text:span> like JavaScript became necessary as soon as HTML documents on the Web evolved from one-way delivery systems for displaying fixed content. One of JavaScript’s first applications arose from the need to check values entered by users into the fields of HTML forms that can be sent back to the originator. (Forms are discussed <text:soft-page-break/>in a later chapter.) JavaScript can be used to compare input values against an expected range or set of values and to generate appropriate messages and other actions based on those comparisons. </text:p>
      <text:p text:style-name="P14"/>
      <text:p text:style-name="P14">JavaScript <text:span text:style-name="T30">has evolved</text:span> into a complete programming language with extensive capabilities for manipulating text and handling mathematical operations, useful for a wide range of computing problems. The possible applications include many self-contained scientific and engineering calculations, which provide the primary motivation for this book. As noted above, the utility of JavaScript is restricted to problems that do not have to access external data sources, such as would reside on a host com- puter and would not be available to a client computer. </text:p>
      <text:p text:style-name="P14">The major challenge in learning HTML/JavaScript is that it is not a completely standardized environment. The various dialects of HTML and JavaScript pose problems even for experienced programmers. These kinds of problems can be minimized by focusing on an appropriate subset of HTML/JavaScript, which is feasible because there is little reason to use browser-specific subsets of HTML/JavaScript in the context of the topics dealt with in this book. </text:p>
      <text:p text:style-name="P14"/>
      <text:list xml:id="list3791645307991746816" text:style-name="L12">
        <text:list-item>
          <text:list>
            <text:list-item>
              <text:list>
                <text:list-item>
                  <text:p text:style-name="P44">How Do You Create HTML/JavaScript Documents?</text:p>
                  <text:p text:style-name="P44"/>
                </text:list-item>
              </text:list>
            </text:list-item>
          </text:list>
        </text:list-item>
      </text:list>
      <text:p text:style-name="P14">Since HTML/JavaScript documents are just text documents, they can be </text:p>
      <text:p text:style-name="P14">created with any text editor. Even Windows’ very basic Notepad applica- </text:p>
      <text:p text:style-name="P18"><text:span text:style-name="T10">1 </text:span><text:span text:style-name="T10">tionisaworkablechoiceforsimpletasks. Oncetheyarecreated,youcan </text:span></text:p>
      <text:p text:style-name="P18"><text:span text:style-name="T10">open HTML files in your computer’s browser—hopefully without regard to which browser you are using. As long as you give such documents an </text:span><text:span text:style-name="T6">.htm </text:span><text:span text:style-name="T10">or </text:span><text:span text:style-name="T6">.html </text:span><text:span text:style-name="T10">file name extension, they should automatically open in </text:span></text:p>
      <text:p text:style-name="P14">your browser when you double-click on the file name. The three-letter extension is standard for Windows-based documents. The four-letter </text:p>
      <text:p text:style-name="P14">2 </text:p>
      <text:p text:style-name="P18"><text:span text:style-name="T10">creating all the examples in this text (and the text itself, for that matter): Windows file names are case-insensitive, whereas in UNIX, all spellings, including file names and commands, are case-sensitive. This should not cause problems, but it is something to keep in mind. In Windows, you can name a document </text:span><text:span text:style-name="T6">newDocument.htm</text:span><text:span text:style-name="T10">. Later, you can spell it </text:span><text:span text:style-name="T6">newdocu- ment.htm</text:span><text:span text:style-name="T10">, </text:span><text:span text:style-name="T6">NEWDOCUMENT.HTM</text:span><text:span text:style-name="T10">, or any other combination </text:span><text:span text:style-name="T10">of uppercase and lowercase letters and it will not matter. However, on a UNIX system, that file can be accessed only with the original spelling. </text:span></text:p>
      <text:p text:style-name="P18"><text:soft-page-break/><text:span text:style-name="T10">Although you can create text (and, therefore, HTML) documents with a full-featured word processor such as Microsoft Word, this is not recommended. When you save a word processor document it no longer contains just the text you have typed, but also all the layout and formatting information that goes with along with it. You can choose to save a docu- ment as just text with an </text:span><text:span text:style-name="T6">.htm </text:span><text:span text:style-name="T10">extension, but it is easy to forget to do it. </text:span></text:p>
      <text:p text:style-name="P14">Microsoft Word and other modern word-processing applications can also format any document as an HTML document, but this is also not recommended. These converted documents may include a huge quantity of extraneous information and HTML instructions that make the resulting file much larger and more complex than it needs to be. (Try saving a Word document as an HTML document and then look at the result in a text editor such as Notepad!) </text:p>
      <text:p text:style-name="P14">RTF (“rich text format”) documents are also unacceptable, as they still retain some formatting information that is inappropriate for an HTML document. Any document that contains “smart quotes” rather than “straight quotes” can also cause problems, because smart quotes may not be displayed properly by browsers. (This is much less of a problem on current browsers than it was in the past.) </text:p>
      <text:p text:style-name="P14">There are commercial Web development applications that allow you to create Web pages without actually knowing anything about HTML or JavaScript, but these applications are not suitable for use with this book. The obvious reason is that the primary purpose of the book is to </text:p>
      <text:p text:style-name="P14">show you how to write your own HTML instructions and JavaScript code. Moreover, these applications will probably create HTML files that are much larger and more complex than they need to be for our purposes. Finally, they do not include the kind of JavaScript code you will need for the topics discussed here. Thus, they are better suited for Web develop- ment projects that involve a lot of graphics and the other “bells and whis- tles” that make commercial Web pages attractive. </text:p>
      <text:p text:style-name="P14">Creating an HTML/JavaScript document that works properly inevitably involves switching back and forth between a text editor and a browser—making changes and observing the effects of those changes. Once you create a basic HTML document, you can open it in your browser and move back and forth between this document and your text editor, and whenever you change the document, you can reload or refresh it in your browser. It is certainly possible, but not particularly convenient, to do this with a simple text editor such as Notepad. </text:p>
      <text:p text:style-name="P14">There are many commercial software tools whose purpose is to facilitate writing and editing HTML documents by integrating document creation, editing, and viewing. Some of them are intended for large and complicated projects and may be “overkill” for use with this book. For several years, for creating this book and in my own day-to-day work, I have used AceHTML Freeware V.5 (see www.visicommedia.com). This software provides an HTML/JavaScript editor with some automatic color- based text formatting <text:soft-page-break/>that makes HTML instructions and JavaScript code easy to read. There is an integrated Web page viewer, so it is easy to switch back and forth between creating and editing a document and seeing the results of your work. It also has a JavaScript syntax checker. As is typically the case, the checker is not very good at telling you how to fix a syntax error, but it at least tells you where the error was detected. The freeware version of this editor may or may not be currently available, and it may require installation of other software that you may or may not want on your computer. In any event, during the time I was writing this book, </text:p>
      <text:p text:style-name="P14">3 </text:p>
      <text:p text:style-name="P14">browser you use, the outputs I have displayed in this text come from either AceHTML’s internal browser or Mozilla’s Firefox, which I use as the default browser on my Windows computers. When you display content in </text:p>
      <text:p text:style-name="P18"><text:span text:style-name="T10">3 </text:span><text:span text:style-name="T10">Recent versions of AceHTML assume XHTML as the default language, rather than HTML. If you use such a version with this book, you must override this assumption by saving files with </text:span><text:span text:style-name="T6">.htm </text:span><text:span text:style-name="T10">or </text:span><text:span text:style-name="T6">.html </text:span><text:span text:style-name="T10">extensions. </text:span></text:p>
      <text:p text:style-name="P18"><text:span text:style-name="T10">there were versions of AceHTML available for purchase. Although, in principle, it </text:span><text:span text:style-name="T20">should not </text:span><text:span text:style-name="T10">make any difference which </text:span></text:p>
      <text:p text:style-name="P14">an “alert” box, as will be described later in this book, the appearance of this box is different for different browsers, and hence may be different from what is shown here. </text:p>
      <text:p text:style-name="P14"/>
      <text:list xml:id="list4581691778784243883" text:style-name="L13">
        <text:list-item>
          <text:list>
            <text:list-item>
              <text:list>
                <text:list-item>
                  <text:p text:style-name="P48">Some Typographic Conventions Used in This Book</text:p>
                  <text:p text:style-name="P45"/>
                </text:list-item>
              </text:list>
            </text:list-item>
          </text:list>
        </text:list-item>
      </text:list>
      <text:p text:style-name="P18"><text:span text:style-name="T10">HTML tags and JavaScript code are printed in a </text:span><text:span text:style-name="T6">monospaced (Cou- rier) font </text:span><text:span text:style-name="T10">in document examples and whenever they are referred to in the text. Thus, </text:span><text:span text:style-name="T6">document </text:span><text:span text:style-name="T10">is interpreted as a reference to an HTML </text:span><text:span text:style-name="T16">object</text:span><text:span text:style-name="T10">, as opposed to its general use as a term identifying a body of text. Some technical terms used for the first time are printed in </text:span><text:span text:style-name="T16">bold font</text:span><text:span text:style-name="T10">. Their defi- nitions can be found in the Glossary. Within descriptions of HTML document features and JavaScript code, user-supplied text is denoted by </text:span><text:span text:style-name="T20">{italicized text in braces (curly brackets)}</text:span><text:span text:style-name="T10">. In the code examples, HTML tags are printed in </text:span><text:span text:style-name="T22">bold font</text:span><text:span text:style-name="T16">. </text:span></text:p>
      <text:p text:style-name="P18"><text:span text:style-name="T10">The renderings of HTML documents and other output as dis- played in a browser window have been captured and edited on a Windows computer by pressing the </text:span><text:span text:style-name="T24">PrtScn </text:span><text:span text:style-name="T10">(or </text:span><text:span text:style-name="T24">Print Screen</text:span><text:span text:style-name="T10">) key and copying the resulting screen image into the freeware IrfanView image editing program (www.irfanview.com). </text:span></text:p>
      <text:p text:style-name="P14">Owing to the small format of this book, line breaks in document examples may sometimes be misleading. I have tried to make necessary line breaks as logical as possible, but you may want to remove some breaks when you reproduce these <text:soft-page-break/>documents for your own use. </text:p>
      <text:p text:style-name="P14"/>
      <text:list xml:id="list8032815805953308280" text:style-name="L14">
        <text:list-item>
          <text:list>
            <text:list-item>
              <text:list>
                <text:list-item>
                  <text:p text:style-name="P49">Where Should I Look for More Information about HTML and JavaScript?</text:p>
                  <text:p text:style-name="P46"/>
                </text:list-item>
              </text:list>
            </text:list-item>
          </text:list>
        </text:list-item>
      </text:list>
      <text:p text:style-name="P14">By now, it should be clear that this book is in no way intended as a reference source for either HTML or JavaScript. Any attempt to provide complete coverage for either language would <text:span text:style-name="T30">thoroughly</text:span> confound its purpose and <text:span text:style-name="T30">is far beyond </text:span>my capabilities! Therefore, you must look <text:span text:style-name="T30">elsewhere</text:span> for exhaustive treatments of HTML and JavaScript. I used three sources: </text:p>
      <text:p text:style-name="P14"/>
      <text:p text:style-name="P19"><text:span text:style-name="T10">T</text:span><text:span text:style-name="T10">homas Powell, </text:span><text:span text:style-name="T20">HTML: The Complete Reference, Third Edition</text:span><text:span text:style-name="T10">, 2001, Osborne/McGraw-Hill, Berkeley, CA. ISBN 0-07-212951-4. </text:span></text:p>
      <text:p text:style-name="P19"><text:span text:style-name="T10">Thomas Powell and Dan Whitworth, </text:span><text:span text:style-name="T20">HTML Programmer’s Reference, Second Edition</text:span><text:span text:style-name="T10">, 2001, Osborne/McGraw-Hill, Berkeley, CA. ISBN 0-07- 213232-9. </text:span></text:p>
      <text:p text:style-name="P19"><text:span text:style-name="T10">Thomas Powell and Fritz Schneider, </text:span><text:span text:style-name="T20">JavaScript: The Complete Reference</text:span><text:span text:style-name="T10">, 2001, Osborne/McGraw-Hill, Berkeley, CA. ISBN 0-07-219127-9. </text:span></text:p>
      <text:p text:style-name="P15"/>
      <text:p text:style-name="P14"><text:span text:style-name="T30">If you are at all serious</text:span> about creating your own online applications (“serious” perhaps being defined as anything past <text:span text:style-name="T30">the bare minimum </text:span>needed to survive a course based on this text), there is no substitute for these or similar references. </text:p>
      <text:p text:style-name="P14"/>
      <text:p text:style-name="P14">The first HTML book I ever read (and still consult from time to time) is out of print, but <text:span text:style-name="T30">it is worth looking</text:span> for in libraries or remaindered book stores (which is where I found my copy). <text:span text:style-name="T30">Even though it addresses an older </text:span>(and simpler!) version of HTML, it is still an excellent resource for the kinds of problems discussed here. </text:p>
      <text:p text:style-name="P14"/>
      <text:p text:style-name="P20"><text:span text:style-name="T10">Todd Stauffer, </text:span><text:span text:style-name="T20">Using HTML 3.2, Second Edition</text:span><text:span text:style-name="T10">, 1996, Que Corporation, Indianapolis, IN. ISBN 0-7897-0985-6. </text:span></text:p>
      <text:p text:style-name="P16"/>
      <text:list xml:id="list722028350604409840" text:style-name="L15">
        <text:list-item>
          <text:list>
            <text:list-item>
              <text:p text:style-name="P50">Your First HTML/JavaScript Documents</text:p>
              <text:p text:style-name="P51"/>
            </text:list-item>
          </text:list>
        </text:list-item>
      </text:list>
      <text:p text:style-name="P14">A typical first goal in learning any programming language is to display a simple message. With HTML, this is trivially simple: Just type the message in the body of the document, as shown in Document 1.1. (Appendix 1 contains an index to all the <text:soft-page-break/>documents in the text.) </text:p>
      <text:p text:style-name="P14"/>
      <text:p text:style-name="P18"><text:span text:style-name="T10">Document 1.1 (</text:span><text:span text:style-name="T6">HelloWorldHTML.htm</text:span><text:span text:style-name="T10">) </text:span></text:p>
      <text:p text:style-name="P22"/>
      <text:p text:style-name="P22">&lt;html&gt; </text:p>
      <text:p text:style-name="P22">&lt;head&gt; </text:p>
      <text:p text:style-name="P18"><text:span text:style-name="T22">&lt;title&gt;</text:span><text:span text:style-name="T6">First HTML Document</text:span><text:span text:style-name="T22">&lt;/title&gt; </text:span></text:p>
      <text:p text:style-name="P22">&lt;/head&gt; </text:p>
      <text:p text:style-name="P22">&lt;body&gt; </text:p>
      <text:p text:style-name="P13">Hello, world! </text:p>
      <text:p text:style-name="P22">&lt;/body&gt; </text:p>
      <text:p text:style-name="P22">&lt;/html&gt; </text:p>
      <text:p text:style-name="P22"/>
      <text:p text:style-name="P14">Most document examples presented in this book will include a browser’s rendering of the screen output produced by the document. When a border appears around the output, as it does for the output from Document 1.1, the purpose is to distinguish the output from the rest of the text—the document does not generate that border. In the text, renderings are always in black and white or grayscale. In some cases, as noted, color renderings are printed on separate color plates. In other cases (such as for Document 1.3) you will have to try the code yourself. </text:p>
      <text:p text:style-name="P14"/>
      <text:p text:style-name="P18"><text:span text:style-name="T10">Document 1.1 </text:span><text:span text:style-name="T12">is certainly not very exciting</text:span><text:span text:style-name="T10">. But the point is that an HTML document simply displays the static content you provide. As you will learn in Chapter 2, HTML provides many facilities for changing the </text:span><text:span text:style-name="T20">appearance </text:span><text:span text:style-name="T10">of this content, but not the content itself. </text:span></text:p>
      <text:p text:style-name="P14"/>
      <text:p text:style-name="P18"><text:span text:style-name="T15">You can also display content with JavaScript</text:span><text:span text:style-name="T10">. With JavaScript, input and output always pass through an HTML document. Instructions (code) you write in JavaScript are called a </text:span><text:span text:style-name="T16">script</text:span><text:span text:style-name="T10">. The capability to interpret JavaScript instructions must be built into your browser. </text:span><text:span text:style-name="T15">Document 1.2 </text:span><text:span text:style-name="T10">uses JavaScript to generate a simple text message, which is displayed in the document. There is no good reason to use JavaScript simply to display fixed content, but this exercise will provide an introduction to JavaScript syntax. Do not worry if the details of this and following examples seem obscure—</text:span><text:span text:style-name="T12">hopefully</text:span><text:span text:style-name="T10">, future </text:span><text:span text:style-name="T10">chapters will clarify all these details! </text:span></text:p>
      <text:p text:style-name="P14"/>
      <text:p text:style-name="P18"><text:soft-page-break/><text:span text:style-name="T10">Document 1.2 (</text:span><text:span text:style-name="T6">HelloWorld.htm</text:span><text:span text:style-name="T10">) </text:span></text:p>
      <text:p text:style-name="P3">&lt;html&gt;</text:p>
      <text:p text:style-name="P6">&lt;head&gt;</text:p>
      <text:p text:style-name="P18"><text:span text:style-name="T22">&lt;title&gt;</text:span><text:span text:style-name="T6">Hello, world!</text:span><text:span text:style-name="T22">&lt;/title&gt; </text:span></text:p>
      <text:p text:style-name="P18"><text:span text:style-name="T22">&lt;script </text:span><text:span text:style-name="T6">language=</text:span><text:span text:style-name="T22">"javascript" </text:span><text:span text:style-name="T6">type=</text:span><text:span text:style-name="T22">"text/javascript"&gt; </text:span></text:p>
      <text:p text:style-name="P23">// These statements display text in a document. </text:p>
      <text:p text:style-name="P18"><text:span text:style-name="T22">document</text:span><text:span text:style-name="T6">.</text:span><text:span text:style-name="T22">write</text:span><text:span text:style-name="T6">("Hello, world!"); </text:span></text:p>
      <text:p text:style-name="P18"><text:span text:style-name="T22">document</text:span><text:span text:style-name="T6">.</text:span><text:span text:style-name="T22">write</text:span><text:span text:style-name="T6">("&lt;br /&gt;It's a beautiful day!"); </text:span></text:p>
      <text:p text:style-name="P22">&lt;/script&gt; </text:p>
      <text:p text:style-name="P22">&lt;/head&gt; </text:p>
      <text:p text:style-name="P22">&lt;body&gt; </text:p>
      <text:p text:style-name="P23">&lt;!-- No content in the body of this document. --&gt; </text:p>
      <text:p text:style-name="P22">&lt;/body&gt; </text:p>
      <text:p text:style-name="P22">&lt;/html&gt; </text:p>
      <text:p text:style-name="P22"/>
      <text:p text:style-name="P18"><text:span text:style-name="T10">A browser must be instructed to interpret certain parts of an HTML document as JavaScript code. To accomplish this, all text appearing inside the </text:span><text:span text:style-name="T6">script </text:span><text:span text:style-name="T10">element will be interpreted by a browser as one or more JavaScript statements. This means that HTML elements cannot appear inside the </text:span><text:span text:style-name="T6">script </text:span><text:span text:style-name="T10">element, as then the JavaScript interpreter would attempt (inappropriately) to interpret them as JavaScript code. </text:span></text:p>
      <text:p text:style-name="P14"/>
      <text:p text:style-name="P18"><text:span text:style-name="T10">This will generate a JavaScript error. In Document 1.2, the </text:span><text:span text:style-name="T32">&lt;br /&gt;</text:span><text:span text:style-name="T6"> </text:span><text:span text:style-name="T10">tag, which generates a line break, is an HTML element, but it is included inside a quoted string of text. This is allowed, but </text:span></text:p>
      <text:p text:style-name="P14"/>
      <text:p text:style-name="P18"><text:span text:style-name="T22">document</text:span><text:span text:style-name="T6">.</text:span><text:span text:style-name="T22">write</text:span><text:span text:style-name="T6">("Hello, world!"); </text:span></text:p>
      <text:p text:style-name="P18"><text:span text:style-name="T6">&lt;br /&gt; </text:span><text:span text:style-name="T22">document</text:span><text:span text:style-name="T6">.</text:span><text:span text:style-name="T22">write</text:span><text:span text:style-name="T6">("It's a beautiful day!"); </text:span></text:p>
      <text:p text:style-name="P13"/>
      <text:p text:style-name="P14">is not allowed. </text:p>
      <text:p text:style-name="P14"/>
      <text:p text:style-name="P18"><text:span text:style-name="T10">As noted previously, JavaScript is an object-based language. In programming terminology, an HTML document is an object. Using JavaScript, pre-defined </text:span><text:span text:style-name="T16">methods </text:span><text:span text:style-name="T10">can be used to act on a specified object. (Objects are discussed in more detail starting in </text:span><text:soft-page-break/><text:span text:style-name="T10">Chapter 4.) Document 1.2 accesses (“calls” or “invokes”) the </text:span><text:span text:style-name="T32">write() </text:span><text:span text:style-name="T33">method</text:span><text:span text:style-name="T10"> of the </text:span><text:span text:style-name="T6">document </text:span><text:span text:style-name="T10">object to display text. A method is associated with its object by using “dot notation,” as in </text:span><text:span text:style-name="T32">document.write()</text:span><text:span text:style-name="T10">. </text:span></text:p>
      <text:p text:style-name="P14"/>
      <text:p text:style-name="P18"><text:span text:style-name="T10">Methods such as </text:span><text:span text:style-name="T6">write() </text:span><text:span text:style-name="T10">often, but not always, require one or more inputs, referred to as </text:span><text:span text:style-name="T16">calling arguments</text:span><text:span text:style-name="T10">. In Document 1.2, the text strings </text:span><text:span text:style-name="T6">"Hello, world!" </text:span><text:span text:style-name="T10">and </text:span><text:span text:style-name="T6">"&lt;br /&gt;It's a beautiful day! "; </text:span><text:span text:style-name="T10">are calling arguments for the </text:span><text:span text:style-name="T6">write() </text:span><text:span text:style-name="T10">method. Calling arguments provide the values on which a method acts. </text:span></text:p>
      <text:p text:style-name="P14"/>
      <text:p text:style-name="P18"><text:span text:style-name="T10">As we will see, most HTML elements include </text:span><text:span text:style-name="T16">attributes </text:span><text:span text:style-name="T10">that are used to assign properties to the element. The </text:span><text:span text:style-name="T8">script</text:span><text:span text:style-name="T6"> </text:span><text:span text:style-name="T10">element </text:span><text:span text:style-name="T20">should </text:span><text:span text:style-name="T10">include values for the </text:span><text:span text:style-name="T6">language </text:span><text:span text:style-name="T10">and </text:span><text:span text:style-name="T6">type </text:span><text:span text:style-name="T10">attributes, as shown: </text:span></text:p>
      <text:p text:style-name="P14"/>
      <text:p text:style-name="P18"><text:span text:style-name="T22">&lt;script </text:span><text:span text:style-name="T6">language=</text:span><text:span text:style-name="T22">"javascript" </text:span><text:span text:style-name="T6">type=</text:span><text:span text:style-name="T22">"text/javascript"&gt;</text:span></text:p>
      <text:p text:style-name="P22"/>
      <text:p text:style-name="P18"><text:span text:style-name="T22"><text:s/></text:span><text:span text:style-name="T10">Comments within an HTML document are indicated by a very </text:span></text:p>
      <text:p text:style-name="P14">specific sequence of symbols: </text:p>
      <text:p text:style-name="P14"/>
      <text:p text:style-name="P18"><text:span text:style-name="T6">&lt;!-- </text:span><text:span text:style-name="T20">{comments</text:span><text:span text:style-name="T23">} </text:span><text:span text:style-name="T6">--&gt; </text:span></text:p>
      <text:p text:style-name="P14"/>
      <text:p text:style-name="P18"><text:span text:style-name="T10">In keeping with the style adopted in this book, italicized text enclosed in curly brackets indicates text that is entered by the user. The curly brackets </text:span><text:span text:style-name="T20">could </text:span><text:span text:style-name="T10">be part of the comment, but are not needed and would normally not be included. </text:span></text:p>
      <text:p text:style-name="P14"/>
      <text:p text:style-name="P18"><text:span text:style-name="T10">Inside a </text:span><text:span text:style-name="T6">script </text:span><text:span text:style-name="T10">element, single-line comments begin with </text:span><text:span text:style-name="T15">two slashes</text:span><text:span text:style-name="T10">, as in the fifth line of Document 1.2. Comments are a basic part of good programming style, no matter what the language. Some authors prefer not to use many comments in HTML/JavaScript because it increases the size of the file that is sent to the client computer. However, when you are learning the material presented in this book, there is no excuse for not making liberal use of comments to remind yourself of what you are doing. </text:span></text:p>
      <text:p text:style-name="P14"/>
      <text:p text:style-name="P14">One use of HTML comments is to hide JavaScript code from browsers that do not have a JavaScript interpreter, but this is much less of a problem today than it might have been several years ago. It is also irrelevant for now because, of course, your browser must support JavaScript in order to be useful for this book. In any event, hiding JavaScript is <text:soft-page-break/>accomplished as follows: </text:p>
      <text:p text:style-name="P14"/>
      <text:p text:style-name="P13">&lt;script language="javascript" type="text/javascript"&gt; </text:p>
      <text:p text:style-name="P13">&lt;!-- Start hiding JavaScript code here. </text:p>
      <text:p text:style-name="P17">{Put JavaScript statements here.} </text:p>
      <text:p text:style-name="P13">// Stop hiding code here. --&gt; </text:p>
      <text:p text:style-name="P13">&lt;/script&gt; </text:p>
      <text:p text:style-name="P13"/>
      <text:p text:style-name="P18"><text:span text:style-name="T10">Although these HTML comment tags appear to be out of place because we have already stated that HTML elements cannot appear inside a </text:span><text:span text:style-name="T6">script </text:span><text:span text:style-name="T10">element, any browser that includes a JavaScript interpreter </text:span><text:span text:style-name="T12">will be able to sort things out</text:span><text:span text:style-name="T10">, basically by ignoring the comment tags. </text:span></text:p>
      <text:p text:style-name="P14"/>
      <text:p text:style-name="P18"><text:span text:style-name="T10">HTML syntax is case-insensitive, which means that </text:span><text:span text:style-name="T6">&lt;html&gt; </text:span><text:span text:style-name="T10">is </text:span></text:p>
      <text:p text:style-name="P18"><text:span text:style-name="T10">equivalent to </text:span><text:span text:style-name="T6">&lt;HTML&gt; </text:span><text:span text:style-name="T10">or even </text:span><text:span text:style-name="T6">&lt;hTmL&gt;</text:span><text:span text:style-name="T10">. Some HTML document authors </text:span></text:p>
      <text:p text:style-name="P14">favor uppercase spellings for tags because they stand out from the text </text:p>
      <text:p text:style-name="P18"><text:span text:style-name="T10">content. However, </text:span><text:span text:style-name="T34">XHTML</text:span><text:span text:style-name="T16"> </text:span><text:span text:style-name="T10">(extended HTML), the apparent successor to 4 </text:span></text:p>
      <text:p text:style-name="P14">HTML, requires that tags be in lowercase letters. Hence, I always use lowercase letters for tag names here. Note that, despite previous warnings that file names and commands are case-sensitive in some systems, browsers should not be case-sensitive in their interpretation of HTML tags, regardless of the underlying operating system. </text:p>
      <text:p text:style-name="P14"/>
      <text:p text:style-name="P18"><text:span text:style-name="T10">JavaScript syntax is </text:span><text:span text:style-name="T20">always </text:span><text:span text:style-name="T10">case-sensitive, regardless of the computer system on which it runs, like the C/C++ languages from which it is derived. So, when you write JavaScript code, you have to be very careful about case. For example, </text:span><text:span text:style-name="T6">document </text:span><text:span text:style-name="T10">is an object name recognized by JavaScript, but </text:span><text:span text:style-name="T6">Document </text:span><text:span text:style-name="T10">is not. (Try this in Document 1.2 if you need convincing.) </text:span></text:p>
      <text:p text:style-name="P14"/>
      <text:p text:style-name="P18"><text:span text:style-name="T10">Note that each of the two JavaScript statements (the calls to </text:span><text:span text:style-name="T6">document.write()</text:span><text:span text:style-name="T10">) is terminated with a semicolon. JavaScript interprets a semicolon as “end of statement.” As a matter of syntax, a line feed at the end of a statement will also be interpreted as marking the end of that statement. However, it is poor programming practice to use this </text:span><text:span text:style-name="T10">“implied semicolon,” and all JavaScript statements used in this book </text:span><text:span text:style-name="T20">should </text:span><text:span text:style-name="T10">terminate with semicolons. (Authors are not perfect!) </text:span></text:p>
      <text:p text:style-name="P14"><text:soft-page-break/></text:p>
      <text:p text:style-name="P18"><text:span text:style-name="T10">You can make Document 1.2 </text:span><text:span text:style-name="T12">a little fancier </text:span><text:span text:style-name="T10">by using other HTML elements and their attributes to control the appearance of the text. (Chapter 2 presents much more information about elements and attributes.) In Document 1.3, </text:span><text:span text:style-name="T32">font</text:span><text:span text:style-name="T6"> </text:span><text:span text:style-name="T10">(font description), </text:span><text:span text:style-name="T32">h1</text:span><text:span text:style-name="T6"> </text:span><text:span text:style-name="T10">(heading), and </text:span><text:span text:style-name="T32">hr</text:span><text:span text:style-name="T6"> </text:span><text:span text:style-name="T10">(horizontal rule) are elements, and </text:span><text:span text:style-name="T32">color</text:span><text:span text:style-name="T10">, </text:span><text:span text:style-name="T32">size</text:span><text:span text:style-name="T10">, and </text:span><text:span text:style-name="T32">align</text:span><text:span text:style-name="T6"> </text:span><text:span text:style-name="T10">are attributes. Of these, the </text:span><text:span text:style-name="T32">hr</text:span><text:span text:style-name="T6"> </text:span><text:span text:style-name="T10">element requires only a single tag because it does not enclose any HTML content. Single-tag elements should include a forward slash at the end: </text:span><text:span text:style-name="T9">&lt;hr /&gt;</text:span><text:span text:style-name="T6"> </text:span><text:span text:style-name="T10">rather than </text:span><text:span text:style-name="T6">&lt;hr&gt;</text:span><text:span text:style-name="T10">. </text:span></text:p>
      <text:p text:style-name="P14"/>
      <text:p text:style-name="P18"><text:span text:style-name="T10">Document 1.3 (</text:span><text:span text:style-name="T6">HelloWorld2.htm</text:span><text:span text:style-name="T10">) </text:span></text:p>
      <text:p text:style-name="P14"/>
      <text:p text:style-name="P22">&lt;html&gt; </text:p>
      <text:p text:style-name="P22">&lt;head&gt; </text:p>
      <text:p text:style-name="P18"><text:span text:style-name="T22">&lt;title&gt;</text:span><text:span text:style-name="T6">Hello, world!</text:span><text:span text:style-name="T22">&lt;/title&gt; </text:span></text:p>
      <text:p text:style-name="P22">&lt;/head&gt; </text:p>
      <text:p text:style-name="P22">&lt;body&gt; </text:p>
      <text:p text:style-name="P18"><text:span text:style-name="T22">&lt;h1 </text:span><text:span text:style-name="T6">align=</text:span><text:span text:style-name="T22">"center"&gt;</text:span><text:span text:style-name="T6">First JavaScript</text:span><text:span text:style-name="T22">&lt;/h1&gt; </text:span></text:p>
      <text:p text:style-name="P22">&lt;hr /&gt; </text:p>
      <text:p text:style-name="P18"><text:span text:style-name="T22">&lt;script </text:span><text:span text:style-name="T6">language=</text:span><text:span text:style-name="T22">"javascript" </text:span><text:span text:style-name="T6">type=</text:span><text:span text:style-name="T22">"text/javascript"&gt; </text:span></text:p>
      <text:p text:style-name="P18"><text:span text:style-name="T22">document</text:span><text:span text:style-name="T25">.</text:span><text:span text:style-name="T22">write</text:span><text:span text:style-name="T25">(</text:span><text:span text:style-name="T6">"&lt;font size='5' color='red'&gt;&lt;center&gt;Hello, world!&lt;/font&gt;"</text:span><text:span text:style-name="T25">); </text:span></text:p>
      <text:p text:style-name="P18"><text:span text:style-name="T22">document</text:span><text:span text:style-name="T25">.</text:span><text:span text:style-name="T22">write</text:span><text:span text:style-name="T25">(</text:span><text:span text:style-name="T6">"&lt;br /&gt;&lt;font size='7' color='blue'&gt; It's a beautiful day!&lt;/center&gt;&lt;/font&gt;"</text:span><text:span text:style-name="T25">); </text:span></text:p>
      <text:p text:style-name="P3">&lt;/script&gt;</text:p>
      <text:p text:style-name="P3">&lt;/body&gt;</text:p>
      <text:p text:style-name="P6">&lt;/html&gt;</text:p>
      <text:p text:style-name="P17">(Try this yourself to see the colors displayed.) </text:p>
      <text:p text:style-name="P17"/>
      <text:p text:style-name="P18"><text:span text:style-name="T10">As previously noted, there is no good reason to use JavaScript to display this fixed content, but Document 1.3 </text:span><text:span text:style-name="T12">again makes</text:span><text:span text:style-name="T10"> the point that any HTML tags appearing as part of the calling argument passed to </text:span><text:span text:style-name="T32">document.write()</text:span><text:span text:style-name="T10">are treated as part of the text string—the characters enclosed in quote marks—and therefore do not violate the rule </text:span><text:span text:style-name="T10">that HTML elements cannot be used inside a </text:span><text:span text:style-name="T6">script </text:span><text:span text:style-name="T10">element. The HTML tags are essentially “pasted” into the HTML document right along with the text. Within the string</text:span></text:p>
      <text:p text:style-name="P14"><text:soft-page-break/><text:s/></text:p>
      <text:p text:style-name="P13">"&lt;br /&gt;&lt;font size='7' color='blue'&gt; </text:p>
      <text:p text:style-name="P13">It's a beautiful day!&lt;/center&gt;&lt;/font&gt;" </text:p>
      <text:p text:style-name="P13"/>
      <text:p text:style-name="P14">the attribute values are enclosed in single rather than double quotes. Otherwise, it would not be clear where the quoted string begins and ends. </text:p>
      <text:p text:style-name="P14"/>
      <text:p text:style-name="P18"><text:span text:style-name="T10">Another difference between Document 1.2 and Document 1.3 is that in 1.3, the </text:span><text:span text:style-name="T6">script </text:span><text:span text:style-name="T10">element is inside the </text:span><text:span text:style-name="T6">body </text:span><text:span text:style-name="T10">element. </text:span><text:span text:style-name="T12">This is all right</text:span><text:span text:style-name="T10">, although we would normally try to keep the </text:span><text:span text:style-name="T6">script </text:span><text:span text:style-name="T10">element inside the </text:span><text:span text:style-name="T6">head </text:span><text:span text:style-name="T10">element, thus ensuring that the JavaScript code is interpreted before the rest of the page is loaded. This detail is of no concern in this example, the sole purpose of which is to display some text. </text:span></text:p>
      <text:p text:style-name="P14"/>
      <text:p text:style-name="P14">As expected, this attempted modification of the script, which contains HTML tags in a context where a browser expects to see only JavaScript code, will produce an error: </text:p>
      <text:p text:style-name="P14"/>
      <text:p text:style-name="P18"><text:span text:style-name="T6">&lt;</text:span><text:span text:style-name="T22">script </text:span><text:span text:style-name="T6">language=</text:span><text:span text:style-name="T22">"javascript" </text:span><text:span text:style-name="T6">type=</text:span><text:span text:style-name="T22">"text/javascript"</text:span><text:span text:style-name="T6">&gt; </text:span></text:p>
      <text:p text:style-name="P18"><text:span text:style-name="T6">&lt;</text:span><text:span text:style-name="T22">font </text:span><text:span text:style-name="T6">size="5" color="red"&gt;&lt;</text:span><text:span text:style-name="T22">center</text:span><text:span text:style-name="T6">&gt; // ERROR!! </text:span><text:span text:style-name="T22">document.write</text:span><text:span text:style-name="T6">("Hello, world"); </text:span></text:p>
      <text:p text:style-name="P18"><text:span text:style-name="T6">&lt;</text:span><text:span text:style-name="T22">/font</text:span><text:span text:style-name="T6">&gt; </text:span></text:p>
      <text:p text:style-name="P18"><text:span text:style-name="T6">&lt;</text:span><text:span text:style-name="T22">/script</text:span><text:span text:style-name="T6">&gt; </text:span></text:p>
      <text:p text:style-name="P13"/>
      <text:p text:style-name="P18"><text:span text:style-name="T15">You can include more than one </text:span><text:span text:style-name="T8">script </text:span><text:span text:style-name="T15">element within an HTML document</text:span><text:span text:style-name="T10">, as shown in Document 1.4a, in which there are two separate </text:span><text:span text:style-name="T6">script </text:span><text:span text:style-name="T10">sections, arbitrarily divided into a section above the horizontal rule (see the </text:span><text:span text:style-name="T6">&lt;hr /&gt; </text:span><text:span text:style-name="T10">tag) and another below the rule. </text:span></text:p>
      <text:p text:style-name="P14"/>
      <text:p text:style-name="P18"><text:span text:style-name="T10">Document 1.4a (</text:span><text:span text:style-name="T6">HelloWorld3.htm</text:span><text:span text:style-name="T10">) </text:span></text:p>
      <text:p text:style-name="P22">&lt;html&gt; </text:p>
      <text:p text:style-name="P22">&lt;head&gt; </text:p>
      <text:p text:style-name="P18"><text:span text:style-name="T22">&lt;title&gt;</text:span><text:span text:style-name="T6">Hello, world! (v.3)</text:span><text:span text:style-name="T22">&lt;/title&gt; </text:span></text:p>
      <text:p text:style-name="P22">&lt;/head&gt; </text:p>
      <text:p text:style-name="P18"><text:span text:style-name="T22">&lt;body </text:span><text:span text:style-name="T6">bgcolor=</text:span><text:span text:style-name="T22">"lightgreen" </text:span><text:span text:style-name="T6">text=</text:span><text:span text:style-name="T22">"magenta"&gt; </text:span></text:p>
      <text:p text:style-name="P18"><text:soft-page-break/><text:span text:style-name="T22">&lt;h1 </text:span><text:span text:style-name="T6">align=</text:span><text:span text:style-name="T22">"center"&gt;</text:span><text:span text:style-name="T6">First JavaScript</text:span><text:span text:style-name="T22">&lt;/h1&gt; </text:span></text:p>
      <text:p text:style-name="P18"><text:span text:style-name="T22">&lt;script </text:span><text:span text:style-name="T6">language=</text:span><text:span text:style-name="T22">"javascript" </text:span><text:span text:style-name="T6">type=</text:span><text:span text:style-name="T22">"text/javascript"&gt; </text:span></text:p>
      <text:p text:style-name="P18"><text:span text:style-name="T22">document</text:span><text:span text:style-name="T25">.</text:span><text:span text:style-name="T22">write</text:span><text:span text:style-name="T25">(</text:span><text:span text:style-name="T6">"&lt;font color='green'&gt; This document was last modified on "</text:span><text:span text:style-name="T25">+</text:span><text:span text:style-name="T22">document</text:span><text:span text:style-name="T25">.</text:span><text:span text:style-name="T22">lastModified</text:span><text:span text:style-name="T25">+</text:span><text:span text:style-name="T6">"&lt;/font&gt;"</text:span><text:span text:style-name="T25">); </text:span></text:p>
      <text:p text:style-name="P22">&lt;/script&gt; </text:p>
      <text:p text:style-name="P22">&lt;hr /&gt; </text:p>
      <text:p text:style-name="P18"><text:span text:style-name="T22">&lt;script </text:span><text:span text:style-name="T6">language=</text:span><text:span text:style-name="T22">"javascript" </text:span><text:span text:style-name="T6">type=</text:span><text:span text:style-name="T22">"text/javascript"&gt; </text:span></text:p>
      <text:p text:style-name="P18"><text:span text:style-name="T22">document</text:span><text:span text:style-name="T25">.</text:span><text:span text:style-name="T22">write</text:span><text:span text:style-name="T25">(</text:span><text:span text:style-name="T6">"background = "</text:span><text:span text:style-name="T25">+</text:span><text:span text:style-name="T22">document</text:span><text:span text:style-name="T25">.</text:span><text:span text:style-name="T22">bgColor</text:span><text:span text:style-name="T25">); </text:span><text:span text:style-name="T22">document</text:span><text:span text:style-name="T25">.</text:span><text:span text:style-name="T22">write</text:span><text:span text:style-name="T25">(</text:span><text:span text:style-name="T6">"&lt;br /&gt;font = " </text:span><text:span text:style-name="T25">+ </text:span><text:span text:style-name="T22">document</text:span><text:span text:style-name="T25">.</text:span><text:span text:style-name="T22">fgColor</text:span><text:span text:style-name="T25">); </text:span><text:span text:style-name="T22">document</text:span><text:span text:style-name="T25">.</text:span><text:span text:style-name="T22">write</text:span><text:span text:style-name="T25">(</text:span><text:span text:style-name="T6">"&lt;font size='5' </text:span></text:p>
      <text:p text:style-name="P18"><text:span text:style-name="T6">color='red'&gt;&lt;center&gt;Hello,world!&lt;/font&gt;&lt;br /&gt;"</text:span><text:span text:style-name="T25">); </text:span><text:span text:style-name="T22">document</text:span><text:span text:style-name="T25">.</text:span><text:span text:style-name="T22">write</text:span><text:span text:style-name="T25">(</text:span><text:span text:style-name="T6">"&lt;font size='7' color='blue'&gt; He said, &amp;quot;It's a beautiful day!&amp;quot; </text:span></text:p>
      <text:p text:style-name="P18"><text:span text:style-name="T6">&lt;/center&gt;&lt;/font&gt;"</text:span><text:span text:style-name="T25">); </text:span></text:p>
      <text:p text:style-name="P22">&lt;/script&gt; </text:p>
      <text:p text:style-name="P3">&lt;/body&gt;</text:p>
      <text:p text:style-name="P6">&lt;/html&gt;</text:p>
      <text:p text:style-name="P17">(See Color Example 1 for full-color output.) </text:p>
      <text:p text:style-name="P17"/>
      <text:p text:style-name="P18"><text:span text:style-name="T28">Document 1.4a </text:span><text:span text:style-name="T10">contains an answer to this question: How do you display double quote marks with the </text:span><text:span text:style-name="T29">document.write()</text:span><text:span text:style-name="T6"> </text:span><text:span text:style-name="T10">method if you cannot use double quotes inside a quoted string? One way is to use the </text:span><text:span text:style-name="T16">escape sequence </text:span><text:span text:style-name="T29">&amp;quot;</text:span><text:span text:style-name="T28">.</text:span><text:span text:style-name="T10"> Escape sequences always start with an amper- sand (</text:span><text:span text:style-name="T6">&amp;</text:span><text:span text:style-name="T10">) and end with a semicolon (</text:span><text:span text:style-name="T6">;</text:span><text:span text:style-name="T10">). There are many escape sequences for displaying characters that are not available directly from the keyboard or would be misinterpreted by HTML if entered directly, and they will be discussed later as needed. A list of commonly used escape sequences appears in Appendix 2. </text:span></text:p>
      <text:p text:style-name="P18"><text:span text:style-name="T10">JavaScript objects have </text:span><text:span text:style-name="T16">properties </text:span><text:span text:style-name="T10">as well as methods. Like methods, properties are associated with objects through the use of dot notation. One useful property of the </text:span><text:span text:style-name="T6">document </text:span><text:span text:style-name="T10">object is </text:span><text:span text:style-name="T6">lastModified</text:span><text:span text:style-name="T10">, used in Document 1.4a. As its name suggests, this property accesses the time and date stamp automatically stored along with a document when- ever it is modified and saved, based on the calendar and clock on the com- puter used to create the document. This stamp is automatically attached to the </text:span><text:span text:style-name="T10">document, without any special action required by the creator of the document. The </text:span><text:span text:style-name="T6">lastModified </text:span><text:span text:style-name="T10">property is useful for documents that contain time-sensitive information, or just to give users some idea of whether a page displayed in a browser is </text:span><text:soft-page-break/><text:span text:style-name="T10">current. </text:span></text:p>
      <text:p text:style-name="P14"/>
      <text:p text:style-name="P18"><text:span text:style-name="T10">Document 1.4a contains the following two statements, which ac- cess two more </text:span><text:span text:style-name="T6">document </text:span><text:span text:style-name="T10">properties: </text:span></text:p>
      <text:p text:style-name="P14"/>
      <text:p text:style-name="P18"><text:span text:style-name="T22">document</text:span><text:span text:style-name="T25">.</text:span><text:span text:style-name="T22">write</text:span><text:span text:style-name="T25">(</text:span><text:span text:style-name="T6">"background = "</text:span><text:span text:style-name="T25">+</text:span><text:span text:style-name="T22">document</text:span><text:span text:style-name="T25">.</text:span><text:span text:style-name="T22">bgColor</text:span><text:span text:style-name="T25">); </text:span><text:span text:style-name="T22">document</text:span><text:span text:style-name="T25">.</text:span><text:span text:style-name="T22">write</text:span><text:span text:style-name="T25">(</text:span><text:span text:style-name="T6">"&lt;br /&gt;font = " </text:span><text:span text:style-name="T25">+ </text:span><text:span text:style-name="T22">document</text:span><text:span text:style-name="T25">.</text:span><text:span text:style-name="T22">fgColor</text:span><text:span text:style-name="T25">); </text:span></text:p>
      <text:p text:style-name="P24"/>
      <text:p text:style-name="P18"><text:span text:style-name="T10">These display a code for the background and font colors. Attributes such as </text:span><text:span text:style-name="T6">size </text:span><text:span text:style-name="T10">and </text:span><text:span text:style-name="T6">color </text:span><text:span text:style-name="T10">have values. These values are </text:span></text:p>
      <text:p text:style-name="P18"><text:span text:style-name="T20">supposed </text:span><text:span text:style-name="T10">to be enclosed in quotes, although this is not actually required in HTML. Quotes </text:span><text:span text:style-name="T20">are </text:span><text:span text:style-name="T10">required in XHTML, and we will always use them. You can use either double or single quotes. In HTML documents, double </text:span></text:p>
      <text:p text:style-name="P14">quotes are generally accepted as the standard. However, when HTML elements with attributes are included inside quoted strings, as in </text:p>
      <text:p text:style-name="P18"><text:span text:style-name="T22">document</text:span><text:span text:style-name="T25">.</text:span><text:span text:style-name="T22">write</text:span><text:span text:style-name="T25">(</text:span><text:span text:style-name="T6">"&lt;font size='5' color='red'&gt;&lt;center&gt;Hello,world!&lt;/font&gt;&lt;br /&gt;"</text:span><text:span text:style-name="T25">); </text:span></text:p>
      <text:p text:style-name="P18"><text:span text:style-name="T22">document</text:span><text:span text:style-name="T25">.</text:span><text:span text:style-name="T22">write</text:span><text:span text:style-name="T25">(</text:span><text:span text:style-name="T6">"&lt;font size='7' color='blue'&gt; He said, &amp;quot;It's a beautiful day!&amp;quot; &lt;/center&gt;&lt;/font&gt;"</text:span><text:span text:style-name="T25">); </text:span></text:p>
      <text:p text:style-name="P14">then single quotes are required for the values in order to avoid conflict with the double quotes around the string. </text:p>
      <text:p text:style-name="P18"><text:span text:style-name="T10">A more reasonable approach to generating the output shown for Document 1.4a is to use JavaScript only as required to access desired </text:span><text:span text:style-name="T6">document </text:span><text:span text:style-name="T10">properties (and perhaps display some related text) and to use HTML for everything else. Document 1.4b is a modified version of Document 1.4a that does the content formatting with HTML tags inside the document. There is no need to show the output, as it is identical to that for Document 1.4a. </text:span></text:p>
      <text:p text:style-name="P18"><text:span text:style-name="T10">Document 1.4b (</text:span><text:span text:style-name="T6">HelloWorld3HTML.htm</text:span><text:span text:style-name="T10">) </text:span></text:p>
      <text:p text:style-name="P18"><text:span text:style-name="T22">&lt;html&gt; &lt;head&gt; &lt;title&gt;</text:span><text:span text:style-name="T6">Hello, world! (with HTML)</text:span><text:span text:style-name="T22">&lt;/title&gt; &lt;script </text:span><text:span text:style-name="T6">language=</text:span><text:span text:style-name="T22">"</text:span><text:span text:style-name="T22">javascript</text:span><text:span text:style-name="T22">" </text:span><text:span text:style-name="T6">type=</text:span><text:span text:style-name="T22">"</text:span><text:span text:style-name="T22">text/javascript</text:span><text:span text:style-name="T22">"</text:span><text:span text:style-name="T22">&gt; </text:span></text:p>
      <text:p text:style-name="P18"><text:span text:style-name="T22">document</text:span><text:span text:style-name="T25">.</text:span><text:span text:style-name="T22">write</text:span><text:span text:style-name="T25">( </text:span></text:p>
      <text:p text:style-name="P18"><text:span text:style-name="T23">"</text:span><text:span text:style-name="T23">&lt;font color=</text:span><text:span text:style-name="T23">'</text:span><text:span text:style-name="T23">green</text:span><text:span text:style-name="T23">'</text:span><text:span text:style-name="T23">&gt; This document was last modified on </text:span><text:span text:style-name="T23">"</text:span><text:span text:style-name="T25">+</text:span><text:span text:style-name="T22">document</text:span><text:span text:style-name="T25">.</text:span><text:span text:style-name="T22">lastModified</text:span><text:span text:style-name="T25">+</text:span><text:span text:style-name="T23">"</text:span><text:span text:style-name="T23">&lt;/font&gt;</text:span><text:span text:style-name="T23">"</text:span><text:span text:style-name="T25">); </text:span></text:p>
      <text:p text:style-name="P18"><text:span text:style-name="T22">&lt;/script&gt; &lt;/head&gt; &lt;body </text:span><text:span text:style-name="T6">bgcolor=</text:span><text:span text:style-name="T22">"</text:span><text:span text:style-name="T22">lightgreen</text:span><text:span text:style-name="T22">" </text:span><text:span text:style-name="T6">text=</text:span><text:span text:style-name="T22">"</text:span><text:span text:style-name="T22">magenta</text:span><text:span text:style-name="T22">"</text:span><text:span text:style-name="T22">&gt; &lt;h1 </text:span><text:span text:style-name="T6">align=</text:span><text:span text:style-name="T22">"</text:span><text:span text:style-name="T22">center</text:span><text:span text:style-name="T22">"</text:span><text:span text:style-name="T22">&gt;</text:span><text:span text:style-name="T6">First JavaScript</text:span><text:span text:style-name="T22">&lt;/h1&gt; &lt;hr /&gt; &lt;script </text:span><text:soft-page-break/><text:span text:style-name="T6">language=</text:span><text:span text:style-name="T22">"</text:span><text:span text:style-name="T22">javascript</text:span><text:span text:style-name="T22">" </text:span><text:span text:style-name="T6">type=</text:span><text:span text:style-name="T22">"</text:span><text:span text:style-name="T22">text/javascript</text:span><text:span text:style-name="T22">"</text:span><text:span text:style-name="T22">&gt; </text:span></text:p>
      <text:p text:style-name="P18"><text:span text:style-name="T22">document</text:span><text:span text:style-name="T25">.</text:span><text:span text:style-name="T22">write</text:span><text:span text:style-name="T25">(</text:span><text:span text:style-name="T23">"</text:span><text:span text:style-name="T23">background = </text:span><text:span text:style-name="T23">"</text:span><text:span text:style-name="T25">+</text:span><text:span text:style-name="T22">document</text:span><text:span text:style-name="T25">.</text:span><text:span text:style-name="T22">bgColor</text:span><text:span text:style-name="T25">); </text:span></text:p>
      <text:p text:style-name="P18"><text:span text:style-name="T22">document</text:span><text:span text:style-name="T25">.</text:span><text:span text:style-name="T22">write</text:span><text:span text:style-name="T25">(</text:span><text:span text:style-name="T23">"</text:span><text:span text:style-name="T23">&lt;br /&gt;font = </text:span><text:span text:style-name="T23">" </text:span><text:span text:style-name="T25">+ </text:span><text:span text:style-name="T22">document</text:span><text:span text:style-name="T25">.</text:span><text:span text:style-name="T22">fgColor</text:span><text:span text:style-name="T25">); </text:span><text:span text:style-name="T22">&lt;/script&gt; &lt;font </text:span><text:span text:style-name="T6">size=</text:span><text:span text:style-name="T22">"</text:span><text:span text:style-name="T22">5</text:span><text:span text:style-name="T22">" </text:span><text:span text:style-name="T6">color=</text:span><text:span text:style-name="T22">"</text:span><text:span text:style-name="T22">red</text:span><text:span text:style-name="T22">"</text:span><text:span text:style-name="T22">&gt;&lt;center&gt;</text:span><text:span text:style-name="T6">Hello,world!</text:span><text:span text:style-name="T22">&lt;/font&gt;&lt;br /&gt; &lt;font </text:span><text:span text:style-name="T6">size=</text:span><text:span text:style-name="T22">"</text:span><text:span text:style-name="T22">7</text:span><text:span text:style-name="T22">" </text:span><text:span text:style-name="T6">color=</text:span><text:span text:style-name="T22">"</text:span><text:span text:style-name="T22">blue</text:span><text:span text:style-name="T22">"</text:span><text:span text:style-name="T22">&gt; </text:span><text:span text:style-name="T6">He said, </text:span><text:span text:style-name="T6">"</text:span><text:span text:style-name="T6">It</text:span><text:span text:style-name="T6">'</text:span><text:span text:style-name="T6">s a beautiful day! </text:span><text:span text:style-name="T22">"</text:span><text:span text:style-name="T22">&lt;/center&gt;&lt;/font&gt;</text:span><text:span text:style-name="T22">" </text:span><text:span text:style-name="T22">&lt;/body&gt; &lt;/html&gt; </text:span></text:p>
      <text:p text:style-name="P18"><text:span text:style-name="T10">In this case, there is actually a justification for putting one of the </text:span><text:span text:style-name="T6">script </text:span><text:span text:style-name="T10">sections inside the body of the document: This script is used to </text:span></text:p>
      <text:p text:style-name="P18"><text:span text:style-name="T10">display codes for the background and text colors, which are known only after they are set inside the </text:span><text:span text:style-name="T6">body </text:span><text:span text:style-name="T10">element. </text:span></text:p>
      <text:p text:style-name="P18"><text:span text:style-name="T10">A summary of some properties and methods of the </text:span><text:span text:style-name="T6">document </text:span><text:span text:style-name="T10">object is given in Table 1.1. The </text:span><text:span text:style-name="T6">bgColor </text:span><text:span text:style-name="T10">and </text:span><text:span text:style-name="T6">fgColor </text:span><text:span text:style-name="T10">properties are not used to </text:span><text:span text:style-name="T20">set </text:span><text:span text:style-name="T10">the colors, but merely to tell you what they are. (You are right to conclude that this is normally not terribly important information.) Note that </text:span><text:span text:style-name="T6">bgcolor </text:span><text:span text:style-name="T10">is an HTML attribute used to set the background color of the </text:span><text:span text:style-name="T6">body </text:span><text:span text:style-name="T10">element and is supposed to be (but does not have to be in case-insensitive HTML) spelled in lowercase letters. </text:span><text:span text:style-name="T6">bgColor </text:span><text:span text:style-name="T10">is a prop- erty of the JavaScript </text:span><text:span text:style-name="T6">document </text:span><text:span text:style-name="T10">object and must be spelled with a capital </text:span><text:span text:style-name="T6">C</text:span><text:span text:style-name="T10">, as shown. </text:span></text:p>
      <text:p text:style-name="P18"><text:span text:style-name="T10">Table 1.1. Some properties and methods of the </text:span><text:span text:style-name="T6">document </text:span><text:span text:style-name="T10">object </text:span></text:p>
      <text:p text:style-name="P18"><text:span text:style-name="T10">As HTML ignores line feeds, the </text:span><text:span text:style-name="T6">writeln() </text:span><text:span text:style-name="T10">method will not normally produce any noticeable difference in output. If the text to be displayed is within a </text:span><text:span text:style-name="T6">pre </text:span><text:span text:style-name="T10">element, then the line feed will be displayed. </text:span></text:p>
      <text:p text:style-name="P12">1.3 Accessing HTML Documents on the Web </text:p>
      <text:p text:style-name="P18"><text:span text:style-name="T10">Documents intended for access by others on the World Wide Web are posted on a </text:span><text:span text:style-name="T16">Web server</text:span><text:span text:style-name="T10">, a computer system connected to the </text:span><text:span text:style-name="T16">Internet</text:span><text:span text:style-name="T10">. Colleges and universities typically provide Web servers for use by their faculty and students. Individuals not affiliated with an institution may have to purchase space on a commercial Web server. In any case, access to Web pages is universal in the sense that any computer with an Internet connection and a browser can be connected to a Web site through its Internet address—its Uniform Resource Locator (</text:span><text:span text:style-name="T16">URL</text:span><text:span text:style-name="T10">). </text:span></text:p>
      <text:p text:style-name="P18"><text:span text:style-name="T10">Not all HTML documents have to be publicly accessible on the Web. They can be protected with logon identifications and passwords, or they can be available only locally through an </text:span><text:span text:style-name="T16">intranet </text:span><text:span text:style-name="T10">(as opposed to the Internet). The Internet is a global </text:span><text:span text:style-name="T16">network </text:span><text:span text:style-name="T10">of interconnected computers, whereas an intranet is a local network that may or may not also provide connections to the Internet. For example, a company can provide an intranet with no external access, exclusively for internal use by its own employees. </text:span></text:p>
      <text:p text:style-name="P14"><text:soft-page-break/>Internet addresses look something like this: </text:p>
      <text:p text:style-name="P13">http://www.myUniversity.edu/~myName/index.htm </text:p>
      <text:p text:style-name="P18"><text:span text:style-name="T10">They start with the </text:span><text:span text:style-name="T6">http:// </text:span><text:span text:style-name="T10">prefix, to indicate that the Hypertext Trans- fer Protocol </text:span><text:span text:style-name="T10">(</text:span><text:span text:style-name="T16">HTTP</text:span><text:span text:style-name="T10">) is being used. There are some variations, such as </text:span><text:span text:style-name="T6">https</text:span><text:span text:style-name="T10">, which indicates that the address that follows resides on a secure server, as required for financial transactions, for example. The rest of the address identifies a Web server and then a folder or directory on a com- puter system at </text:span><text:span text:style-name="T6">myUniversity </text:span><text:span text:style-name="T10">for someone named </text:span><text:span text:style-name="T6">myName</text:span><text:span text:style-name="T10">. The </text:span><text:span text:style-name="T6">.edu </text:span><text:span text:style-name="T10">extension identifies this site as belonging to an educational institution, in the same way as </text:span><text:span text:style-name="T6">.gov </text:span><text:span text:style-name="T10">and </text:span><text:span text:style-name="T6">.com </text:span><text:span text:style-name="T10">identify government and commercial sites. The </text:span><text:span text:style-name="T6">~ </text:span><text:span text:style-name="T10">symbol is often used to specify a folder (or directory) set aside for Web pages, but there are many ways to specify the location of Web pages. Sometimes names in URLs are case-sensitive, depending on the operating system installed on the computer system containing the Web page. Thus, if you type </text:span><text:span text:style-name="T6">myname </text:span><text:span text:style-name="T10">instead of </text:span><text:span text:style-name="T6">myName </text:span><text:span text:style-name="T10">in the above URL, it may not work. Users of Windows computers should note the use of for- ward slashes rather than backslashes to separate folders (or directories). </text:span></text:p>
      <text:p text:style-name="P18"><text:span text:style-name="T10">The </text:span><text:span text:style-name="T6">index.htm </text:span><text:span text:style-name="T10">(or </text:span><text:span text:style-name="T6">index.html</text:span><text:span text:style-name="T10">) file contains the </text:span><text:span text:style-name="T16">home page </text:span><text:span text:style-name="T10">for this individual. By default, the </text:span><text:span text:style-name="T6">index.htm </text:span><text:span text:style-name="T10">file is automatically opened, if it exists, whenever this URL is accessed. That is, the address </text:span></text:p>
      <text:p text:style-name="P13">http://www.myUniversity.edu/~myName/ </text:p>
      <text:p text:style-name="P18"><text:span text:style-name="T10">is equivalent to the address that includes the </text:span><text:span text:style-name="T6">index.htm </text:span><text:span text:style-name="T10">file name. As they were being developed, the documents discussed in this book resided neither on the Internet nor on an intranet. Rather, they were simply stored in a folder on a computer and accessed through the file menu in a browser, just as you would access a file with any other software </text:span></text:p>
      <text:p text:style-name="P14"/>
      <text:p text:style-name="P14">application. For example, the “address” on my computer for the first document in this text is </text:p>
      <text:p text:style-name="P13">file:///C:/Documents%20and%20Settings/David/Desktop/ JavaScript/JavaScriptCode/HelloWorld.htm </text:p>
      <text:p text:style-name="P18"><text:span text:style-name="T10">(Spaces are represented by the hexadecimal code </text:span><text:span text:style-name="T6">%20 </text:span><text:span text:style-name="T10">and, yes, there are three forward slashes following </text:span><text:span text:style-name="T6">file:</text:span><text:span text:style-name="T10">) </text:span></text:p>
      <text:p text:style-name="P18"><text:span text:style-name="T10">You should create a separate folder on your computer as you work through the examples in this book and write your own documents. You </text:span><text:span text:style-name="T20">could </text:span><text:span text:style-name="T10">make documents you create yourself accessible on the Internet or an intranet by placing them on a Web server. For example, if you are taking a course based on this book, your instructor may require you to post homework assignments on a Web site. </text:span></text:p>
      <text:p text:style-name="P12">1.4 Another Example </text:p>
      <text:p text:style-name="P14"><text:soft-page-break/>The following example shows how to include an image in an HTML document. </text:p>
      <text:p text:style-name="P18"><text:span text:style-name="T10">Document 1.5 (</text:span><text:span text:style-name="T6">house.htm</text:span><text:span text:style-name="T10">) </text:span></text:p>
      <text:p text:style-name="P18"><text:span text:style-name="T22">&lt;html&gt; &lt;head&gt; &lt;title&gt;</text:span><text:span text:style-name="T6">Our New House</text:span><text:span text:style-name="T22">&lt;/title&gt; &lt;script </text:span><text:span text:style-name="T6">language=</text:span><text:span text:style-name="T22">"javascript" </text:span><text:span text:style-name="T6">type=</text:span><text:span text:style-name="T22">"text/javascript"&gt; document</text:span><text:span text:style-name="T25">.</text:span><text:span text:style-name="T22">write</text:span><text:span text:style-name="T25">(</text:span><text:span text:style-name="T6">"&lt;font color='green'&gt;This document was </text:span></text:p>
      <text:p text:style-name="P18"><text:span text:style-name="T6">last modified on "</text:span><text:span text:style-name="T25">+</text:span><text:span text:style-name="T22">document</text:span><text:span text:style-name="T25">.</text:span><text:span text:style-name="T22">lastModified</text:span><text:span text:style-name="T25">+</text:span><text:span text:style-name="T6">"&lt;/font&gt;"</text:span><text:span text:style-name="T25">); </text:span><text:span text:style-name="T22">&lt;/script&gt; &lt;/head&gt; &lt;body&gt; </text:span></text:p>
      <text:p text:style-name="P18"><text:span text:style-name="T22">&lt;h1&gt;</text:span><text:span text:style-name="T6">Our New House</text:span><text:span text:style-name="T22">&lt;/h1&gt; &lt;p&gt; </text:span><text:span text:style-name="T6">Here's the status of our new house. (We know you're fascinated!)</text:span><text:span text:style-name="T22">&lt;/p&gt; </text:span><text:span text:style-name="T23">&lt;!—Link to your image goes here. --&gt; </text:span><text:span text:style-name="T22">&lt;img </text:span><text:span text:style-name="T6">src=</text:span><text:span text:style-name="T22">"house.jpg" </text:span><text:span text:style-name="T6">align=</text:span><text:span text:style-name="T22">"left" /&gt;&lt;br /&gt; &lt;/body&gt; &lt;/html&gt; </text:span></text:p>
      <text:p text:style-name="P18"><text:span text:style-name="T10">There are several image formats that are widely used in HTML documents, including image bitmaps (</text:span><text:span text:style-name="T6">.bmp</text:span><text:span text:style-name="T10">), Graphics Interchange For- mat (</text:span><text:span text:style-name="T6">.gif</text:span><text:span text:style-name="T10">), and Joint Photographic Experts Group (</text:span><text:span text:style-name="T6">.jpg</text:span><text:span text:style-name="T10">). </text:span></text:p>
      <text:p text:style-name="P18"><text:span text:style-name="T10">The original </text:span><text:span text:style-name="T6">.jpg </text:span><text:span text:style-name="T10">file has been com- pressed to reduce its size, and this compression can result in jagged edges where edges should be straight. This effect is visible in the house </text:span></text:p>
      <text:p text:style-name="P18"><text:span text:style-name="T10">framing and roof lines. Within the </text:span><text:span text:style-name="T6">img </text:span><text:span text:style-name="T10">element, </text:span><text:span text:style-name="T6">height </text:span><text:span text:style-name="T10">and </text:span><text:span text:style-name="T6">width </text:span><text:span text:style-name="T10">attributes allow you to control the size of the image display (in pixels). This is not equi- valent to actually “resiz- ing” the image, as is possible with image- </text:span></text:p>
      <text:p text:style-name="P18"><text:span text:style-name="T10">5 </text:span><text:span text:style-name="T10">editing software. Hence, </text:span></text:p>
      <text:p text:style-name="P17">(See Color Example 2 for full-color output.) </text:p>
      <text:p text:style-name="P18"><text:span text:style-name="T10">it is important to use images that initially are sized appropriately. If a very large high-resolution image file is displayed as a very small image, using the </text:span><text:span text:style-name="T6">height </text:span><text:span text:style-name="T10">and </text:span><text:span text:style-name="T6">width </text:span><text:span text:style-name="T10">attributes, the original large file must still be transmitted to the client computer. In view of the fact that high-resolution images can produce very large files (&gt;10 Mb), it is important to consider appropriate resolution for images included in HTML documents, even in an age of high-speed broadband Internet connections. (The size of the compressed grayscale </text:span><text:span text:style-name="T6">house.jpg </text:span><text:span text:style-name="T10">image printed here is about 93 Kb.) </text:span></text:p>
      <text:p text:style-name="P18"><text:span text:style-name="T10">Document 1.5 could be made into a default home page simply by changing its name to </text:span><text:span text:style-name="T6">index.htm</text:span><text:span text:style-name="T10">. </text:span></text:p>
      <text:p text:style-name="P14">Here is a final admonition that I hope does not sound too preachy: Intellectual honesty and fairness in the use of other people’s material is important, no matter what the setting. The image displayed in Document 1.5 was taken by me, of my own house under construction. In other </text:p>
      <text:p text:style-name="P14">words, I “own” this image. Whenever you post images (or other mate- rial, for that matter) online, please be careful to respect intellectual property rights. Your default <text:soft-page-break/>approach should be that online materials are copyrighted and cannot be used freely without permission. If you are in doubt about whether you have permission to use an image or other material, don’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Bold" svg:font-family="'Arial,Bold'"/>
    <style:font-face style:name="CourierNewPS" svg:font-family="CourierNewPS"/>
    <style:font-face style:name="CourierNewPSMT" svg:font-family="CourierNewPSMT"/>
    <style:font-face style:name="FreestyleScript" svg:font-family="FreestyleScript"/>
    <style:font-face style:name="TimesNewRoman" svg:font-family="TimesNewRoman"/>
    <style:font-face style:name="TimesNewRoman,Bold" svg:font-family="'TimesNewRoman,Bold'"/>
    <style:font-face style:name="TimesNewRoman,Italic" svg:font-family="'TimesNewRoman,Italic'"/>
    <style:font-face style:name="TimesNewRomanPS" svg:font-family="TimesNewRomanPS"/>
    <style:font-face style:name="TimesNewRomanPSMT" svg:font-family="TimesNewRomanPSMT"/>
    <style:font-face style:name="inmyrcb" svg:font-family="inmyrcb"/>
    <style:font-face style:name="inspminptr" svg:font-family="inspminptr"/>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Perez</meta:initial-creator>
    <meta:creation-date>2021-04-14T13:44:19</meta:creation-date>
    <dc:date>2021-04-22T14:48:20</dc:date>
    <dc:creator>Juan Perez</dc:creator>
    <meta:editing-duration>PT1H41M55S</meta:editing-duration>
    <meta:editing-cycles>9</meta:editing-cycles>
    <meta:generator>OpenOffice/4.1.8$Unix OpenOffice.org_project/418m3$Build-9803</meta:generator>
    <meta:document-statistic meta:table-count="0" meta:image-count="0" meta:object-count="0" meta:page-count="25" meta:paragraph-count="311" meta:word-count="7431" meta:character-count="51478"/>
  </office:meta>
</office:document-meta>
</file>